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69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35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2.41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5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49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6.79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0.205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7.453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26cm" svg:stroke-color="#231f20" draw:stroke-linejoin="miter" svg:stroke-linecap="butt" draw:fill="none" fo:padding-top="0.013cm" fo:padding-bottom="0.013cm" fo:padding-left="0.013cm" fo:padding-right="0.013cm"/>
    </style:style>
    <style:style style:name="gr10" style:family="graphic" style:parent-style-name="standard">
      <style:graphic-properties draw:stroke="solid" svg:stroke-width="0.04cm" svg:stroke-color="#231f20" draw:stroke-linejoin="miter" svg:stroke-linecap="butt" draw:fill="none" fo:padding-top="0.02cm" fo:padding-bottom="0.02cm" fo:padding-left="0.02cm" fo:padding-right="0.02cm"/>
    </style:style>
    <style:style style:name="gr11" style:family="graphic" style:parent-style-name="standard">
      <style:graphic-properties draw:stroke="none" draw:fill="solid" draw:fill-color="#231f20"/>
    </style:style>
    <style:style style:name="gr12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3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4" style:family="graphic" style:parent-style-name="standard">
      <style:graphic-properties draw:stroke="none" draw:fill="solid" draw:fill-color="#000000"/>
    </style:style>
    <style:style style:name="gr15" style:family="graphic" style:parent-style-name="standard">
      <style:graphic-properties draw:stroke="solid" svg:stroke-width="0.008cm" svg:stroke-color="#ffffff" draw:stroke-linejoin="miter" svg:stroke-linecap="butt" draw:fill="none" fo:padding-top="0.004cm" fo:padding-bottom="0.004cm" fo:padding-left="0.004cm" fo:padding-right="0.004cm"/>
    </style:style>
    <style:style style:name="gr16" style:family="graphic" style:parent-style-name="standard">
      <style:graphic-properties draw:stroke="solid" svg:stroke-width="0.014cm" svg:stroke-color="#ffffff" draw:stroke-linejoin="miter" svg:stroke-linecap="butt" draw:fill="none" fo:padding-top="0.007cm" fo:padding-bottom="0.007cm" fo:padding-left="0.007cm" fo:padding-right="0.007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5.34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40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801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44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1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04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4.662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674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solid" svg:stroke-width="0.015cm" svg:stroke-color="#231f20" draw:stroke-linejoin="miter" svg:stroke-linecap="butt" draw:fill="none" draw:textarea-horizontal-align="center" draw:textarea-vertical-align="middle" fo:padding-top="0.007cm" fo:padding-bottom="0.007cm" fo:padding-left="0.007cm" fo:padding-right="0.007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1.14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8cm" fo:min-width="0.249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3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231f20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start" style:writing-mode="lr-tb"/>
      <style:text-properties fo:font-size="10pt" style:font-size-asian="10pt" style:font-size-complex="10pt"/>
    </style:style>
    <style:style style:name="T1" style:family="text">
      <style:text-properties fo:color="#231f20" loext:opacity="100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2" style:family="text">
      <style:text-properties fo:color="#231f20" loext:opacity="100%" style:font-name="STIX1" fo:font-size="10pt" fo:font-style="italic" fo:font-weight="normal" style:font-size-asian="10pt" style:font-style-asian="italic" style:font-weight-asian="normal" style:font-name-complex="STIX1" style:font-size-complex="10pt" style:font-style-complex="italic" style:font-weight-complex="normal"/>
    </style:style>
    <style:style style:name="T3" style:family="text">
      <style:text-properties fo:color="#231f20" loext:opacity="100%" style:font-name="STIX1" fo:font-size="5.80000019073486pt" fo:font-weight="normal" style:font-size-asian="5.80000019073486pt" style:font-weight-asian="normal" style:font-name-complex="STIX1" style:font-size-complex="5.80000019073486pt" style:font-weight-complex="normal"/>
    </style:style>
    <style:style style:name="T4" style:family="text">
      <style:text-properties fo:color="#000000" loext:opacity="100%" style:font-name="Helvetica" fo:font-size="6pt" fo:font-weight="normal" style:font-size-asian="6pt" style:font-weight-asian="normal" style:font-name-complex="Helvetica" style:font-size-complex="6pt" style:font-weight-complex="normal"/>
    </style:style>
    <style:style style:name="T5" style:family="text">
      <style:text-properties fo:color="#231f20" loext:opacity="100%" style:text-position="33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6" style:family="text">
      <style:text-properties fo:color="#231f20" loext:opacity="100%" style:text-position="-8% 58%" style:font-name="STIX1" fo:font-size="10pt" fo:font-weight="normal" style:font-size-asian="10pt" style:font-weight-asian="normal" style:font-name-complex="STIX1" style:font-size-complex="10pt" style:font-weight-complex="normal"/>
    </style:style>
    <style:style style:name="T7" style:family="text">
      <style:text-properties fo:color="#231f20" loext:opacity="100%" style:text-position="0% 100%" style:font-name="STIX1" fo:font-size="10pt" fo:font-weight="normal" style:font-size-asian="10pt" style:font-weight-asian="normal" style:font-name-complex="STIX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10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4" draw:text-style-name="P2" draw:layer="layout" svg:width="0.451cm" svg:height="0.48cm" svg:x="2.087cm" svg:y="2.435cm">
          <draw:text-box>
            <text:p text:style-name="P1"><text:span text:style-name="T1">H. </text:span></text:p>
          </draw:text-box>
        </draw:frame>
        <draw:frame draw:style-name="gr5" draw:text-style-name="P2" draw:layer="layout" svg:width="14.497cm" svg:height="0.48cm" svg:x="2.722cm" svg:y="2.435cm">
          <draw:text-box>
            <text:p text:style-name="P1"><text:span text:style-name="T1">Set a short text for four-part chorus. The text might be a poem, a headline from a news-</text:span></text:p>
          </draw:text-box>
        </draw:frame>
        <draw:frame draw:style-name="gr6" draw:text-style-name="P2" draw:layer="layout" svg:width="6.797cm" svg:height="0.48cm" svg:x="2.722cm" svg:y="2.858cm">
          <draw:text-box>
            <text:p text:style-name="P1"><text:span text:style-name="T1">paper, or anything. Include at least one V</text:span></text:p>
          </draw:text-box>
        </draw:frame>
        <draw:frame draw:style-name="gr7" draw:text-style-name="P3" draw:layer="layout" svg:width="0.205cm" svg:height="0.28cm" svg:x="8.446cm" svg:y="2.898cm">
          <draw:text-box>
            <text:p text:style-name="P1"><text:span text:style-name="T3">7</text:span></text:p>
          </draw:text-box>
        </draw:frame>
        <draw:frame draw:style-name="gr8" draw:text-style-name="P2" draw:layer="layout" svg:width="7.453cm" svg:height="0.48cm" svg:x="8.549cm" svg:y="2.858cm">
          <draw:text-box>
            <text:p text:style-name="P1"><text:span text:style-name="T1">–</text:span><text:span text:style-name="T1">I progression. Try to keep the motion going </text:span></text:p>
          </draw:text-box>
        </draw:frame>
        <draw:path draw:style-name="gr9" draw:text-style-name="P4" draw:layer="layout" svg:width="15.24cm" svg:height="2.649cm" svg:x="2.375cm" svg:y="4.51cm" svg:viewBox="0 0 15241 2650" svg:d="M0 705h15241M0 529h15241M0 352h15241M0 176h15241M0 0h15241M0 2650h15241M0 2474h15241M0 2297h15241M0 2121h15241M0 1943h15241">
          <text:p/>
        </draw:path>
        <draw:line draw:style-name="gr10" draw:text-style-name="P4" draw:layer="layout" svg:x1="2.375cm" svg:y1="7.171cm" svg:x2="2.375cm" svg:y2="4.497cm">
          <text:p/>
        </draw:line>
        <draw:path draw:style-name="gr9" draw:text-style-name="P4" draw:layer="layout" svg:width="15.24cm" svg:height="2.65cm" svg:x="2.375cm" svg:y="8.986cm" svg:viewBox="0 0 15241 2651" svg:d="M0 707h15241M0 531h15241M0 354h15241M0 177h15241M0 0h15241M0 2651h15241M0 2474h15241M0 2298h15241M0 2122h15241M0 1945h15241">
          <text:p/>
        </draw:path>
        <draw:line draw:style-name="gr10" draw:text-style-name="P4" draw:layer="layout" svg:x1="2.375cm" svg:y1="11.648cm" svg:x2="2.375cm" svg:y2="8.974cm">
          <text:p/>
        </draw:line>
        <draw:path draw:style-name="gr11" draw:text-style-name="P5" draw:layer="layout" svg:width="0.468cm" svg:height="1.316cm" svg:x="2.487cm" svg:y="4.187cm" svg:viewBox="0 0 469 1317" svg:d="M407 809c-24-46-81-73-132-69l61 260c87-36 108-123 71-191zM325 317c52-113-1-196-11-237-64 41-97 83-123 156-30 81-18 140 6 226l6 22c46-46 90-100 122-167zM54 813c-3 111 87 217 226 201 13-2 25-4 35-7l-1-5-62-257c-18 5-35 15-48 31-42 49-32 124 27 164l-3 15c-68-33-125-123-81-207 22-42 52-66 86-78l-26-94c-75 69-150 131-153 237zM465 791c19 107-30 194-124 229l4 18c24 103 51 236-76 272-95 28-186-29-183-109 3-55 37-94 90-93 56 2 93 29 87 97-6 74-84 64-84 75 0 10 32 21 51 17 143-25 130-99 90-270-21 5-44 8-68 9-47 2-252-40-252-256 0-121 93-190 186-280l-4-13c-31-112-60-175-32-296 12-53 67-140 144-191 71 131 125 205 66 375-27 80-80 136-136 186l31 104c91-16 197 54 210 126z">
          <text:p/>
        </draw:path>
        <draw:path draw:style-name="gr11" draw:text-style-name="P5" draw:layer="layout" svg:width="0.527cm" svg:height="0.612cm" svg:x="2.445cm" svg:y="6.449cm" svg:viewBox="0 0 528 613" svg:d="M486 311c-24 0-44-23-42-47 1-22 20-37 42-37s39 19 39 40c1 23-17 44-39 44zM486 136c-23 0-44-21-43-44s21-40 43-40c23 0 42 18 42 42 0 23-19 42-42 42zM118 122c15-4 52-5 64 30 19 49-7 86-33 96-44 18-107-19-107-70-1-56 20-109 78-152 33-24 139-46 206 7 147 117 85 338-71 465-68 56-146 109-255 115v-21c36-6 57-14 91-29 110-51 178-147 223-253 52-125-6-317-151-279-60 15-89 88-74 105 1 2 10-9 29-14z">
          <text:p/>
        </draw:path>
        <draw:path draw:style-name="gr11" draw:text-style-name="P5" draw:layer="layout" svg:width="0.468cm" svg:height="1.316cm" svg:x="2.487cm" svg:y="8.664cm" svg:viewBox="0 0 469 1317" svg:d="M407 807c-24-45-81-72-132-68l61 259c87-35 108-122 71-191zM325 317c52-114-1-196-11-237-64 41-97 83-123 155-30 82-18 141 6 226l6 21c46-45 90-98 122-165zM54 812c-3 110 87 217 226 200 13-1 25-3 35-7l-1-4-62-257c-18 5-35 15-48 31-42 49-32 123 27 164l-3 15c-68-33-125-123-81-207 22-42 52-67 86-78l-26-94c-75 69-150 130-153 237zM465 790c19 107-30 194-124 228l4 19c24 102 51 237-76 273-95 27-186-30-183-109 3-56 37-95 90-94 56 1 93 29 87 97-6 75-84 64-84 76 0 10 32 20 51 17 143-25 130-101 90-272-21 5-44 9-68 10-47 2-252-40-252-256 0-121 93-190 186-280l-4-13c-31-112-60-174-32-296 12-52 67-139 144-190 71 131 125 205 66 374-27 80-80 135-136 185l31 105c91-16 197 54 210 126z">
          <text:p/>
        </draw:path>
        <draw:path draw:style-name="gr11" draw:text-style-name="P5" draw:layer="layout" svg:width="0.527cm" svg:height="0.612cm" svg:x="2.445cm" svg:y="10.925cm" svg:viewBox="0 0 528 613" svg:d="M486 310c-24 0-44-22-42-46 1-22 20-37 42-37s39 19 39 40c1 23-17 43-39 43zM486 136c-23 0-44-21-43-44s21-40 43-40c23 0 42 18 42 41 0 24-19 43-42 43zM118 122c15-4 52-5 64 29 19 50-7 87-33 97-44 17-107-20-107-70-1-56 20-110 78-152 33-24 139-46 206 7 147 117 85 338-71 466-68 55-146 108-255 114v-22c36-6 57-13 91-27 110-51 178-147 223-254 52-125-6-318-151-280-60 16-89 88-74 106 1 1 10-9 29-14z">
          <text:p/>
        </draw:path>
        <draw:path draw:style-name="gr11" draw:text-style-name="P5" draw:layer="layout" svg:width="0.182cm" svg:height="1.33cm" svg:x="2.086cm" svg:y="5.807cm" svg:viewBox="0 0 183 1331" svg:d="M56 9c10 6 49 57 70 99 33 66 47 115 47 190 0 69-11 109-24 177-9 46-20 72-32 118-15 56-18 47-24 75-7 33-12 56-15 89-1 18-4 33-4 51 0 63 3 115 12 186 9 63 21 105 36 163 10 41 21 66 34 105 9 25 34 67 25 69-17 4-29-23-40-41-16-27-45-98-66-163-16-51-31-99-39-133-10-54-22-86-28-138-3-36-8-59-8-96 0-69 8-108 24-177 11-42 35-92 50-150 13-54 24-89 30-144 1-24 4-39 4-64 0-35-6-57-15-88-16-56-49-95-81-128-1-3-4-6-6-9h47c0 2 1 9 3 9z">
          <text:p/>
        </draw:path>
        <draw:path draw:style-name="gr11" draw:text-style-name="P5" draw:layer="layout" svg:width="0.182cm" svg:height="1.33cm" svg:x="2.086cm" svg:y="4.489cm" svg:viewBox="0 0 183 1331" svg:d="M53 1331h-47c2-3 5-6 6-9 32-33 65-72 81-127 9-32 15-53 15-87 0-26-3-41-4-65-6-55-17-90-30-144-15-58-39-108-50-150-16-68-24-107-24-176 0-38 5-60 8-96 6-53 18-84 28-138 8-35 23-83 39-134 21-65 50-137 66-164 11-18 23-45 40-41 9 2-16 44-25 69-13 39-24 65-34 106-15 59-27 101-36 164-9 70-12 123-12 186 0 18 3 33 4 51 3 33 8 55 15 88 6 29 9 20 24 75 12 46 23 72 32 118 13 68 24 108 24 177 0 75-14 123-47 189-21 42-60 93-70 99-2 0-3 8-3 9z">
          <text:p/>
        </draw:path>
        <draw:path draw:style-name="gr11" draw:text-style-name="P5" draw:layer="layout" svg:width="0.182cm" svg:height="1.33cm" svg:x="2.086cm" svg:y="10.284cm" svg:viewBox="0 0 183 1331" svg:d="M56 9c10 6 49 57 70 99 33 66 47 114 47 189 0 69-11 109-24 177-9 46-20 72-32 118-15 56-18 47-24 75-7 33-12 56-15 88-1 18-4 33-4 51 0 63 3 116 12 186 9 64 21 106 36 165 10 40 21 66 34 105 9 25 34 67 25 69-17 4-29-23-40-41-16-27-45-99-66-163-16-51-31-99-39-135-10-54-22-85-28-138-3-36-8-58-8-96 0-68 8-107 24-176 11-42 35-92 50-150 13-54 24-89 30-144 1-24 4-39 4-65 0-34-6-55-15-87-16-55-49-94-81-127-1-3-4-6-6-9h47c0 1 1 9 3 9z">
          <text:p/>
        </draw:path>
        <draw:path draw:style-name="gr11" draw:text-style-name="P5" draw:layer="layout" svg:width="0.182cm" svg:height="1.33cm" svg:x="2.086cm" svg:y="8.966cm" svg:viewBox="0 0 183 1331" svg:d="M53 1331h-47c2-3 5-6 6-9 32-33 65-72 81-128 9-31 15-52 15-86 0-26-3-41-4-65-6-56-17-91-30-145-15-58-39-108-50-150-16-69-24-108-24-177 0-37 5-60 8-96 6-52 18-84 28-138 8-34 23-82 39-133 21-64 50-136 66-163 11-18 23-45 40-41 9 2-16 44-25 69-13 39-24 65-34 105-15 59-27 101-36 163-9 71-12 123-12 186 0 18 3 33 4 51 3 33 8 56 15 89 6 28 9 19 24 75 12 46 23 72 32 118 13 68 24 108 24 178 0 75-14 123-47 189-21 42-60 93-70 99-2 0-3 7-3 9z">
          <text:p/>
        </draw:path>
        <draw:path draw:style-name="gr12" draw:text-style-name="P4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3" draw:text-style-name="P4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2" draw:text-style-name="P4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2" draw:text-style-name="P4" draw:layer="layout" svg:x1="10.553cm" svg:y1="-0.998cm" svg:x2="10.976cm" svg:y2="-0.998cm">
          <text:p/>
        </draw:line>
        <draw:line draw:style-name="gr12" draw:text-style-name="P4" draw:layer="layout" svg:x1="10.764cm" svg:y1="-1.21cm" svg:x2="10.764cm" svg:y2="-0.787cm">
          <text:p/>
        </draw:line>
        <draw:path draw:style-name="gr12" draw:text-style-name="P4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3" draw:text-style-name="P4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3" draw:text-style-name="P4" draw:layer="layout" svg:x1="10.553cm" svg:y1="-0.998cm" svg:x2="10.976cm" svg:y2="-0.998cm">
          <text:p/>
        </draw:line>
        <draw:line draw:style-name="gr13" draw:text-style-name="P4" draw:layer="layout" svg:x1="10.764cm" svg:y1="-1.21cm" svg:x2="10.764cm" svg:y2="-0.787cm">
          <text:p/>
        </draw:line>
        <draw:path draw:style-name="gr14" draw:text-style-name="P6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5" draw:text-style-name="P4" draw:layer="layout" svg:x1="10.659cm" svg:y1="-0.998cm" svg:x2="10.87cm" svg:y2="-0.998cm">
          <text:p/>
        </draw:line>
        <draw:line draw:style-name="gr15" draw:text-style-name="P4" draw:layer="layout" svg:x1="10.764cm" svg:y1="-1.104cm" svg:x2="10.764cm" svg:y2="-0.893cm">
          <text:p/>
        </draw:line>
        <draw:path draw:style-name="gr12" draw:text-style-name="P4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2" draw:text-style-name="P4" draw:layer="layout" svg:x1="10.553cm" svg:y1="28.635cm" svg:x2="10.976cm" svg:y2="28.635cm">
          <text:p/>
        </draw:line>
        <draw:line draw:style-name="gr12" draw:text-style-name="P4" draw:layer="layout" svg:x1="10.764cm" svg:y1="28.423cm" svg:x2="10.764cm" svg:y2="28.847cm">
          <text:p/>
        </draw:line>
        <draw:path draw:style-name="gr12" draw:text-style-name="P4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3" draw:text-style-name="P4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3" draw:text-style-name="P4" draw:layer="layout" svg:x1="10.553cm" svg:y1="28.635cm" svg:x2="10.976cm" svg:y2="28.635cm">
          <text:p/>
        </draw:line>
        <draw:line draw:style-name="gr13" draw:text-style-name="P4" draw:layer="layout" svg:x1="10.764cm" svg:y1="28.423cm" svg:x2="10.764cm" svg:y2="28.847cm">
          <text:p/>
        </draw:line>
        <draw:path draw:style-name="gr14" draw:text-style-name="P6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5" draw:text-style-name="P4" draw:layer="layout" svg:x1="10.659cm" svg:y1="28.635cm" svg:x2="10.87cm" svg:y2="28.635cm">
          <text:p/>
        </draw:line>
        <draw:line draw:style-name="gr15" draw:text-style-name="P4" draw:layer="layout" svg:x1="10.764cm" svg:y1="28.529cm" svg:x2="10.764cm" svg:y2="28.741cm">
          <text:p/>
        </draw:line>
        <draw:path draw:style-name="gr12" draw:text-style-name="P4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2" draw:text-style-name="P4" draw:layer="layout" svg:x1="-1.248cm" svg:y1="13.818cm" svg:x2="-0.824cm" svg:y2="13.818cm">
          <text:p/>
        </draw:line>
        <draw:line draw:style-name="gr12" draw:text-style-name="P4" draw:layer="layout" svg:x1="-1.036cm" svg:y1="13.607cm" svg:x2="-1.036cm" svg:y2="14.03cm">
          <text:p/>
        </draw:line>
        <draw:path draw:style-name="gr12" draw:text-style-name="P4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3" draw:text-style-name="P4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3" draw:text-style-name="P4" draw:layer="layout" svg:x1="-1.248cm" svg:y1="13.818cm" svg:x2="-0.824cm" svg:y2="13.818cm">
          <text:p/>
        </draw:line>
        <draw:line draw:style-name="gr13" draw:text-style-name="P4" draw:layer="layout" svg:x1="-1.036cm" svg:y1="13.607cm" svg:x2="-1.036cm" svg:y2="14.03cm">
          <text:p/>
        </draw:line>
        <draw:path draw:style-name="gr14" draw:text-style-name="P6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5" draw:text-style-name="P4" draw:layer="layout" svg:x1="-1.142cm" svg:y1="13.818cm" svg:x2="-0.93cm" svg:y2="13.818cm">
          <text:p/>
        </draw:line>
        <draw:line draw:style-name="gr15" draw:text-style-name="P4" draw:layer="layout" svg:x1="-1.036cm" svg:y1="13.712cm" svg:x2="-1.036cm" svg:y2="13.924cm">
          <text:p/>
        </draw:line>
        <draw:path draw:style-name="gr12" draw:text-style-name="P4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2" draw:text-style-name="P4" draw:layer="layout" svg:x1="22.353cm" svg:y1="13.818cm" svg:x2="22.777cm" svg:y2="13.818cm">
          <text:p/>
        </draw:line>
        <draw:line draw:style-name="gr12" draw:text-style-name="P4" draw:layer="layout" svg:x1="22.565cm" svg:y1="13.607cm" svg:x2="22.565cm" svg:y2="14.03cm">
          <text:p/>
        </draw:line>
        <draw:path draw:style-name="gr12" draw:text-style-name="P4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3" draw:text-style-name="P4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3" draw:text-style-name="P4" draw:layer="layout" svg:x1="22.353cm" svg:y1="13.818cm" svg:x2="22.777cm" svg:y2="13.818cm">
          <text:p/>
        </draw:line>
        <draw:line draw:style-name="gr13" draw:text-style-name="P4" draw:layer="layout" svg:x1="22.565cm" svg:y1="13.607cm" svg:x2="22.565cm" svg:y2="14.03cm">
          <text:p/>
        </draw:line>
        <draw:path draw:style-name="gr14" draw:text-style-name="P6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5" draw:text-style-name="P4" draw:layer="layout" svg:x1="22.459cm" svg:y1="13.818cm" svg:x2="22.671cm" svg:y2="13.818cm">
          <text:p/>
        </draw:line>
        <draw:line draw:style-name="gr15" draw:text-style-name="P4" draw:layer="layout" svg:x1="22.565cm" svg:y1="13.712cm" svg:x2="22.565cm" svg:y2="13.924cm">
          <text:p/>
        </draw:line>
        <draw:polygon draw:style-name="gr16" draw:text-style-name="P4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6" draw:text-style-name="P4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6" draw:text-style-name="P4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6" draw:text-style-name="P4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6" draw:text-style-name="P4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6" draw:text-style-name="P4" draw:layer="layout" svg:width="0.103cm" svg:height="0.146cm" svg:x="0.895cm" svg:y="28.542cm" svg:viewBox="0 0 104 147" svg:d="M0 18h83c-30 34-57 88-62 129h21c10-68 47-115 62-130v-17h-104z">
          <text:p/>
        </draw:path>
        <draw:path draw:style-name="gr16" draw:text-style-name="P4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6" draw:text-style-name="P4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6" draw:text-style-name="P4" draw:layer="layout" svg:width="0.118cm" svg:height="0.01cm" svg:x="1.24cm" svg:y="28.704cm" svg:viewBox="0 0 119 11" draw:points="0,0 0,11 119,11 119,0">
          <text:p/>
        </draw:polygon>
        <draw:path draw:style-name="gr16" draw:text-style-name="P4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6" draw:text-style-name="P4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6" draw:text-style-name="P4" draw:layer="layout" svg:width="0.054cm" svg:height="0.149cm" svg:x="1.603cm" svg:y="28.539cm" svg:viewBox="0 0 55 150" svg:d="M55 0h-15c-6 24-16 27-40 28v15h34v107h21z">
          <text:p/>
        </draw:path>
        <draw:path draw:style-name="gr16" draw:text-style-name="P4" draw:layer="layout" svg:width="0.106cm" svg:height="0.149cm" svg:x="1.704cm" svg:y="28.539cm" svg:viewBox="0 0 107 150" svg:d="M107 114v-17h-22v-97h-16l-69 94v20h66v36h19v-36zM66 29v68h-49z">
          <text:p/>
        </draw:path>
        <draw:polygon draw:style-name="gr16" draw:text-style-name="P4" draw:layer="layout" svg:width="0.117cm" svg:height="0.01cm" svg:x="1.817cm" svg:y="28.704cm" svg:viewBox="0 0 118 11" draw:points="0,0 0,11 118,11 118,0">
          <text:p/>
        </draw:polygon>
        <draw:path draw:style-name="gr16" draw:text-style-name="P4" draw:layer="layout" svg:width="0.054cm" svg:height="0.149cm" svg:x="1.956cm" svg:y="28.539cm" svg:viewBox="0 0 55 150" svg:d="M55 0h-14c-6 24-16 27-41 28v15h35v107h20z">
          <text:p/>
        </draw:path>
        <draw:path draw:style-name="gr16" draw:text-style-name="P4" draw:layer="layout" svg:width="0.102cm" svg:height="0.153cm" svg:x="2.06cm" svg:y="28.539cm" svg:viewBox="0 0 103 154" svg:d="M83 76c0 39-10 61-31 61-23 0-32-22-32-61 0-37 9-59 32-59 21 0 31 22 31 59zM103 76c0-30-8-76-51-76-44 0-52 46-52 76 0 31 8 78 52 78 43 0 51-47 51-78z">
          <text:p/>
        </draw:path>
        <draw:path draw:style-name="gr16" draw:text-style-name="P4" draw:layer="layout" svg:width="0.103cm" svg:height="0.15cm" svg:x="2.176cm" svg:y="28.542cm" svg:viewBox="0 0 104 151" svg:d="M32 18h63v-18h-77l-12 80 17 1c7-9 17-14 28-14 18 0 33 11 33 33 0 18-12 34-32 34-16 0-29-8-31-25h-21c4 34 30 42 50 42 46 0 54-37 54-53 0-31-25-48-49-48-14 0-23 4-29 9z">
          <text:p/>
        </draw:path>
        <draw:polygon draw:style-name="gr16" draw:text-style-name="P4" draw:layer="layout" svg:width="0.052cm" svg:height="0.019cm" svg:x="2.297cm" svg:y="28.62cm" svg:viewBox="0 0 53 20" draw:points="53,0 0,0 0,20 53,20">
          <text:p/>
        </draw:polygon>
        <draw:path draw:style-name="gr16" draw:text-style-name="P4" draw:layer="layout" svg:width="0.055cm" svg:height="0.149cm" svg:x="2.379cm" svg:y="28.539cm" svg:viewBox="0 0 56 150" svg:d="M56 0h-15c-6 24-16 27-41 28v15h36v107h20z">
          <text:p/>
        </draw:path>
        <draw:path draw:style-name="gr16" draw:text-style-name="P4" draw:layer="layout" svg:width="0.102cm" svg:height="0.149cm" svg:x="2.481cm" svg:y="28.539cm" svg:viewBox="0 0 103 150" svg:d="M22 53c1-10 2-36 31-36 21 0 29 15 29 27 0 19-11 25-27 34l-20 12c-20 12-34 29-35 60h103v-18h-82c1-5 5-17 26-28l15-10c22-12 41-23 41-50s-22-44-48-44c-16 0-51 5-51 53z">
          <text:p/>
        </draw:path>
        <draw:path draw:style-name="gr16" draw:text-style-name="P4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16" draw:text-style-name="P4" draw:layer="layout" svg:width="0.022cm" svg:height="0.023cm" svg:x="2.729cm" svg:y="28.665cm" svg:viewBox="0 0 23 24" draw:points="23,0 0,0 0,24 23,24">
          <text:p/>
        </draw:polygon>
        <draw:path draw:style-name="gr16" draw:text-style-name="P4" draw:layer="layout" svg:width="0.019cm" svg:height="0.152cm" svg:x="2.784cm" svg:y="28.536cm" svg:viewBox="0 0 20 153" svg:d="M20 41h-20v112h20zM20 21v-21h-20v21z">
          <text:p/>
        </draw:path>
        <draw:path draw:style-name="gr16" draw:text-style-name="P4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6" draw:text-style-name="P4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6" draw:text-style-name="P4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6" draw:text-style-name="P4" draw:layer="layout" svg:width="0.054cm" svg:height="0.149cm" svg:x="3.368cm" svg:y="28.539cm" svg:viewBox="0 0 55 150" svg:d="M55 0h-14c-6 24-16 27-41 28v15h35v107h20z">
          <text:p/>
        </draw:path>
        <draw:path draw:style-name="gr16" draw:text-style-name="P4" draw:layer="layout" svg:width="0.055cm" svg:height="0.149cm" svg:x="3.485cm" svg:y="28.539cm" svg:viewBox="0 0 56 150" svg:d="M56 0h-16c-6 24-15 27-40 28v15h35v107h21z">
          <text:p/>
        </draw:path>
        <draw:path draw:style-name="gr16" draw:text-style-name="P4" draw:layer="layout" svg:width="0.102cm" svg:height="0.153cm" svg:x="3.59cm" svg:y="28.539cm" svg:viewBox="0 0 103 154" svg:d="M83 76c0 39-10 61-31 61-23 0-33-22-33-61 0-37 10-59 33-59 21 0 31 22 31 59zM103 76c0-30-9-76-51-76-44 0-52 46-52 76 0 31 8 78 52 78 42 0 51-47 51-78z">
          <text:p/>
        </draw:path>
        <draw:frame draw:style-name="gr17" draw:text-style-name="P2" draw:layer="layout" svg:width="5.344cm" svg:height="0.48cm" svg:x="2.722cm" svg:y="3.282cm">
          <draw:text-box>
            <text:p text:style-name="P1"><text:span text:style-name="T1">through the use of elaborations.</text:span></text:p>
          </draw:text-box>
        </draw:frame>
        <draw:path draw:style-name="gr16" draw:text-style-name="P4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6" draw:text-style-name="P4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6" draw:text-style-name="P4" draw:layer="layout" svg:width="0.066cm" svg:height="0.16cm" svg:x="19.886cm" svg:y="28.532cm" svg:viewBox="0 0 67 161" draw:points="67,0 53,0 0,161 15,161">
          <text:p/>
        </draw:polygon>
        <draw:path draw:style-name="gr16" draw:text-style-name="P4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6" draw:text-style-name="P4" draw:layer="layout" svg:width="0.054cm" svg:height="0.149cm" svg:x="20.088cm" svg:y="28.539cm" svg:viewBox="0 0 55 150" svg:d="M55 0h-14c-6 24-17 27-41 28v15h35v107h20z">
          <text:p/>
        </draw:path>
        <draw:polygon draw:style-name="gr16" draw:text-style-name="P4" draw:layer="layout" svg:width="0.067cm" svg:height="0.16cm" svg:x="20.18cm" svg:y="28.532cm" svg:viewBox="0 0 68 161" draw:points="68,0 54,0 0,161 15,161">
          <text:p/>
        </draw:polygon>
        <draw:path draw:style-name="gr16" draw:text-style-name="P4" draw:layer="layout" svg:width="0.055cm" svg:height="0.149cm" svg:x="20.264cm" svg:y="28.539cm" svg:viewBox="0 0 56 150" svg:d="M56 0h-15c-6 24-16 27-41 28v15h36v107h20z">
          <text:p/>
        </draw:path>
        <draw:path draw:style-name="gr16" draw:text-style-name="P4" draw:layer="layout" svg:width="0.103cm" svg:height="0.146cm" svg:x="20.368cm" svg:y="28.542cm" svg:viewBox="0 0 104 147" svg:d="M0 18h82c-28 34-55 88-60 129h20c11-68 48-115 62-130v-17h-104z">
          <text:p/>
        </draw:path>
        <draw:path draw:style-name="gr16" draw:text-style-name="P4" draw:layer="layout" svg:width="0.106cm" svg:height="0.149cm" svg:x="20.66cm" svg:y="28.539cm" svg:viewBox="0 0 107 150" svg:d="M107 114v-17h-22v-97h-17l-68 94v20h65v36h20v-36zM65 29v68h-48z">
          <text:p/>
        </draw:path>
        <draw:path draw:style-name="gr16" draw:text-style-name="P4" draw:layer="layout" svg:width="0.022cm" svg:height="0.109cm" svg:x="20.791cm" svg:y="28.579cm" svg:viewBox="0 0 23 110" svg:d="M23 87h-23v23h23zM23 0h-23v22h23z">
          <text:p/>
        </draw:path>
        <draw:path draw:style-name="gr16" draw:text-style-name="P4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6" draw:text-style-name="P4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16" draw:text-style-name="P4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6" draw:text-style-name="P4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18" draw:text-style-name="P7" draw:layer="layout" svg:width="3.401cm" svg:height="0.213cm" svg:x="0.323cm" svg:y="28.534cm">
          <draw:text-box>
            <text:p text:style-name="P1"><text:span text:style-name="T4">kos86760_ch14_105-122.indd <text:s text:c="2"/>110</text:span></text:p>
          </draw:text-box>
        </draw:frame>
        <draw:frame draw:style-name="gr19" draw:text-style-name="P7" draw:layer="layout" svg:width="1.801cm" svg:height="0.213cm" svg:x="19.655cm" svg:y="28.534cm">
          <draw:text-box>
            <text:p text:style-name="P1"><text:span text:style-name="T4">09/01/17 <text:s text:c="2"/>4:59 PM</text:span></text:p>
          </draw:text-box>
        </draw:frame>
      </draw:page>
      <draw:page draw:name="page2" draw:style-name="dp1" draw:master-page-name="master-page9">
        <draw:frame draw:style-name="gr1" draw:text-style-name="P2" draw:layer="layout" svg:width="0.692cm" svg:height="0.48cm" svg:x="2.087cm" svg:y="26.195cm">
          <draw:text-box>
            <text:p text:style-name="P1"><text:span text:style-name="T1">120</text:span><text:span text:style-name="T2"> </text:span></text:p>
          </draw:text-box>
        </draw:frame>
        <draw:frame draw:style-name="gr2" draw:text-style-name="P2" draw:layer="layout" svg:width="0.352cm" svg:height="0.48cm" svg:x="2.969cm" svg:y="26.195cm">
          <draw:text-box>
            <text:p text:style-name="P1"><text:span text:style-name="T2"><text:s/></text:span></text:p>
          </draw:text-box>
        </draw:frame>
        <draw:frame draw:style-name="gr2" draw:text-style-name="P2" draw:layer="layout" svg:width="0.352cm" svg:height="0.48cm" svg:x="3.321cm" svg:y="26.195cm">
          <draw:text-box>
            <text:p text:style-name="P1"><text:span text:style-name="T2"><text:s/></text:span></text:p>
          </draw:text-box>
        </draw:frame>
        <draw:frame draw:style-name="gr3" draw:text-style-name="P2" draw:layer="layout" svg:width="2.415cm" svg:height="0.48cm" svg:x="3.674cm" svg:y="26.195cm">
          <draw:text-box>
            <text:p text:style-name="P1"><text:span text:style-name="T2">Tonal Harmony</text:span></text:p>
          </draw:text-box>
        </draw:frame>
        <draw:frame draw:style-name="gr20" draw:text-style-name="P2" draw:layer="layout" svg:width="0.442cm" svg:height="0.48cm" svg:x="2.087cm" svg:y="2.435cm">
          <draw:text-box>
            <text:p text:style-name="P1"><text:span text:style-name="T1">G. </text:span></text:p>
          </draw:text-box>
        </draw:frame>
        <draw:frame draw:style-name="gr21" draw:text-style-name="P2" draw:layer="layout" svg:width="14.15cm" svg:height="0.48cm" svg:x="2.722cm" svg:y="2.435cm">
          <draw:text-box>
            <text:p text:style-name="P1"><text:span text:style-name="T1">Analyze the chords implied by this soprano/bass framework. Then, create a piano tex-</text:span></text:p>
          </draw:text-box>
        </draw:frame>
        <draw:frame draw:style-name="gr22" draw:text-style-name="P2" draw:layer="layout" svg:width="14.04cm" svg:height="0.48cm" svg:x="2.722cm" svg:y="2.858cm">
          <draw:text-box>
            <text:p text:style-name="P1"><text:span text:style-name="T1">ture by filling out some of the chords and adding embellishments. Arpeggiations will </text:span></text:p>
          </draw:text-box>
        </draw:frame>
        <draw:frame draw:style-name="gr23" draw:text-style-name="P2" draw:layer="layout" svg:width="14.662cm" svg:height="0.48cm" svg:x="2.722cm" svg:y="3.282cm">
          <draw:text-box>
            <text:p text:style-name="P1"><text:span text:style-name="T1">be <text:s/>especially <text:s/>useful <text:s/>for <text:s/>prolonging <text:s/>the <text:s/>I <text:s/>chord <text:s/>in <text:s/>mm. <text:s/>1–2. <text:s/>Be <text:s/>sure <text:s/>to <text:s/>include <text:s/>an </text:span></text:p>
          </draw:text-box>
        </draw:frame>
        <draw:frame draw:style-name="gr24" draw:text-style-name="P2" draw:layer="layout" svg:width="1.674cm" svg:height="0.48cm" svg:x="2.722cm" svg:y="3.705cm">
          <draw:text-box>
            <text:p text:style-name="P1"><text:span text:style-name="T1">inverted V</text:span></text:p>
          </draw:text-box>
        </draw:frame>
        <draw:frame draw:style-name="gr7" draw:text-style-name="P3" draw:layer="layout" svg:width="0.205cm" svg:height="0.28cm" svg:x="4.209cm" svg:y="3.745cm">
          <draw:text-box>
            <text:p text:style-name="P1"><text:span text:style-name="T3">7</text:span></text:p>
          </draw:text-box>
        </draw:frame>
        <draw:path draw:style-name="gr11" draw:text-style-name="P5" draw:layer="layout" svg:width="0.421cm" svg:height="0.193cm" svg:x="5.193cm" svg:y="6.781cm" svg:viewBox="0 0 422 194" svg:d="M422 185c-105-124-263-185-422-185v48c159 0 299 40 411 146z">
          <text:p/>
        </draw:path>
        <draw:path draw:style-name="gr11" draw:text-style-name="P5" draw:layer="layout" svg:width="0.42cm" svg:height="0.193cm" svg:x="4.773cm" svg:y="6.781cm" svg:viewBox="0 0 421 194" svg:d="M0 185c106-124 263-185 421-185v48c-158 0-298 40-411 146z">
          <text:p/>
        </draw:path>
        <draw:path draw:style-name="gr11" draw:text-style-name="P5" draw:layer="layout" svg:width="0.421cm" svg:height="0.182cm" svg:x="5.193cm" svg:y="4.983cm" svg:viewBox="0 0 422 183" svg:d="M422 172c-105-114-263-172-422-172v48c159 0 300 35 412 135z">
          <text:p/>
        </draw:path>
        <draw:path draw:style-name="gr11" draw:text-style-name="P5" draw:layer="layout" svg:width="0.42cm" svg:height="0.182cm" svg:x="4.773cm" svg:y="4.983cm" svg:viewBox="0 0 421 183" svg:d="M0 172c106-114 263-172 421-172v48c-158 0-299 35-411 135z">
          <text:p/>
        </draw:path>
        <draw:line draw:style-name="gr10" draw:text-style-name="P4" draw:layer="layout" svg:x1="5.321cm" svg:y1="7.595cm" svg:x2="5.321cm" svg:y2="4.921cm">
          <text:p/>
        </draw:line>
        <draw:line draw:style-name="gr10" draw:text-style-name="P4" draw:layer="layout" svg:x1="6.51cm" svg:y1="7.595cm" svg:x2="6.51cm" svg:y2="4.921cm">
          <text:p/>
        </draw:line>
        <draw:line draw:style-name="gr10" draw:text-style-name="P4" draw:layer="layout" svg:x1="8.097cm" svg:y1="7.595cm" svg:x2="8.097cm" svg:y2="4.921cm">
          <text:p/>
        </draw:line>
        <draw:line draw:style-name="gr10" draw:text-style-name="P4" draw:layer="layout" svg:x1="9.992cm" svg:y1="7.595cm" svg:x2="9.992cm" svg:y2="4.921cm">
          <text:p/>
        </draw:line>
        <draw:line draw:style-name="gr10" draw:text-style-name="P4" draw:layer="layout" svg:x1="11.886cm" svg:y1="7.595cm" svg:x2="11.886cm" svg:y2="4.921cm">
          <text:p/>
        </draw:line>
        <draw:line draw:style-name="gr10" draw:text-style-name="P4" draw:layer="layout" svg:x1="13.781cm" svg:y1="7.595cm" svg:x2="13.781cm" svg:y2="4.921cm">
          <text:p/>
        </draw:line>
        <draw:line draw:style-name="gr25" draw:text-style-name="P8" draw:layer="layout" svg:x1="15.152cm" svg:y1="7.765cm" svg:x2="15.152cm" svg:y2="7.173cm">
          <text:p/>
        </draw:line>
        <draw:line draw:style-name="gr10" draw:text-style-name="P4" draw:layer="layout" svg:x1="15.675cm" svg:y1="7.595cm" svg:x2="15.675cm" svg:y2="4.921cm">
          <text:p/>
        </draw:line>
        <draw:line draw:style-name="gr10" draw:text-style-name="P4" draw:layer="layout" svg:x1="17.596cm" svg:y1="7.595cm" svg:x2="17.596cm" svg:y2="4.921cm">
          <text:p/>
        </draw:line>
        <draw:path draw:style-name="gr9" draw:text-style-name="P4" draw:layer="layout" svg:width="15.24cm" svg:height="2.649cm" svg:x="2.375cm" svg:y="4.933cm" svg:viewBox="0 0 15241 2650" svg:d="M0 706h15241M0 529h15241M0 353h15241M0 176h15241M0 0h15241M0 2650h15241M0 2474h15241M0 2298h15241M0 2121h15241M0 1945h15241">
          <text:p/>
        </draw:path>
        <draw:line draw:style-name="gr10" draw:text-style-name="P4" draw:layer="layout" svg:x1="2.375cm" svg:y1="7.595cm" svg:x2="2.375cm" svg:y2="4.921cm">
          <text:p/>
        </draw:line>
        <draw:path draw:style-name="gr9" draw:text-style-name="P4" draw:layer="layout" svg:width="15.24cm" svg:height="2.649cm" svg:x="2.375cm" svg:y="10.405cm" svg:viewBox="0 0 15241 2650" svg:d="M0 705h15241M0 529h15241M0 352h15241M0 176h15241M0 0h15241M0 2650h15241M0 2474h15241M0 2297h15241M0 2121h15241M0 1944h15241">
          <text:p/>
        </draw:path>
        <draw:line draw:style-name="gr10" draw:text-style-name="P4" draw:layer="layout" svg:x1="2.375cm" svg:y1="13.066cm" svg:x2="2.375cm" svg:y2="10.392cm">
          <text:p/>
        </draw:line>
        <draw:path draw:style-name="gr9" draw:text-style-name="P4" draw:layer="layout" svg:width="15.24cm" svg:height="2.65cm" svg:x="2.375cm" svg:y="14.881cm" svg:viewBox="0 0 15241 2651" svg:d="M0 706h15241M0 530h15241M0 353h15241M0 177h15241M0 0h15241M0 2651h15241M0 2474h15241M0 2297h15241M0 2120h15241M0 1944h15241">
          <text:p/>
        </draw:path>
        <draw:line draw:style-name="gr10" draw:text-style-name="P4" draw:layer="layout" svg:x1="2.375cm" svg:y1="17.543cm" svg:x2="2.375cm" svg:y2="14.869cm">
          <text:p/>
        </draw:line>
        <draw:path draw:style-name="gr11" draw:text-style-name="P5" draw:layer="layout" svg:width="0.468cm" svg:height="1.315cm" svg:x="2.487cm" svg:y="4.611cm" svg:viewBox="0 0 469 1316" svg:d="M407 807c-24-46-81-73-132-68l61 259c87-35 108-123 71-191zM325 316c52-113-1-195-11-237-64 42-97 83-123 156-30 81-18 141 6 225l6 22c46-46 90-98 122-166zM54 811c-3 111 87 217 226 201 13-2 25-4 35-7l-1-4-62-258c-18 5-35 16-48 31-42 49-32 124 27 164l-3 15c-68-33-125-123-81-206 22-43 52-67 86-78l-26-94c-75 69-150 130-153 236zM465 790c19 106-30 193-124 228l4 18c24 103 51 236-76 273-95 28-186-30-183-109 3-56 37-95 90-94 56 2 93 30 87 97-6 74-84 64-84 75s32 21 51 17c143-25 130-99 90-270-21 5-44 9-68 9-47 2-252-39-252-255 0-121 93-191 186-280l-4-13c-31-112-60-174-32-296 12-53 67-139 144-190 71 130 125 205 66 374-27 80-80 135-136 185l31 105c91-17 197 53 210 126z">
          <text:p/>
        </draw:path>
        <draw:path draw:style-name="gr11" draw:text-style-name="P5" draw:layer="layout" svg:width="0.527cm" svg:height="0.612cm" svg:x="2.445cm" svg:y="6.872cm" svg:viewBox="0 0 528 613" svg:d="M486 311c-24 0-44-22-42-47 1-21 20-37 42-37s39 19 39 41c1 22-17 43-39 43zM486 135c-23 0-44-20-43-44 1-22 21-39 43-39 23 0 42 18 42 41s-19 42-42 42zM118 122c15-5 52-6 64 29 19 50-7 87-33 98-44 17-107-20-107-70-1-57 20-111 78-153 33-25 139-46 206 7 147 116 85 338-71 466-68 55-146 108-255 114v-22c36-6 57-13 91-28 110-51 178-147 223-253 52-124-6-318-151-280-60 15-89 88-74 105 1 2 10-8 29-13z">
          <text:p/>
        </draw:path>
        <draw:path draw:style-name="gr11" draw:text-style-name="P5" draw:layer="layout" svg:width="0.166cm" svg:height="0.445cm" svg:x="3.074cm" svg:y="4.95cm" svg:viewBox="0 0 167 446" svg:d="M33 302l-5 123 36-36c0 0 71-83 38-119-27-28-56 6-69 32zM0 0h44l-9 276c28-38 79-71 118-27 50 58-49 124-99 167-11 10-23 25-26 30h-12z">
          <text:p/>
        </draw:path>
        <draw:path draw:style-name="gr11" draw:text-style-name="P5" draw:layer="layout" svg:width="0.167cm" svg:height="0.445cm" svg:x="3.257cm" svg:y="4.685cm" svg:viewBox="0 0 168 446" svg:d="M33 302l-5 122 36-36c0 0 72-83 38-118-26-29-56 6-69 32zM0 0h44l-9 276c28-38 79-71 119-27 50 57-50 123-99 167-11 9-23 26-27 30h-12z">
          <text:p/>
        </draw:path>
        <draw:path draw:style-name="gr11" draw:text-style-name="P5" draw:layer="layout" svg:width="0.166cm" svg:height="0.445cm" svg:x="3.441cm" svg:y="5.038cm" svg:viewBox="0 0 167 446" svg:d="M33 302l-5 123 36-36c0 0 72-83 38-119-27-28-56 6-69 32zM0 0h44l-10 276c29-38 81-70 119-26 50 57-49 123-99 166-11 10-23 26-26 30h-13z">
          <text:p/>
        </draw:path>
        <draw:path draw:style-name="gr11" draw:text-style-name="P5" draw:layer="layout" svg:width="0.166cm" svg:height="0.445cm" svg:x="3.074cm" svg:y="7.07cm" svg:viewBox="0 0 167 446" svg:d="M33 302l-5 123 36-36c0 0 71-83 38-120-27-28-56 7-69 33zM0 0h44l-9 276c28-39 79-71 118-27 50 58-49 124-99 167-11 10-23 26-26 30h-12z">
          <text:p/>
        </draw:path>
        <draw:path draw:style-name="gr11" draw:text-style-name="P5" draw:layer="layout" svg:width="0.167cm" svg:height="0.445cm" svg:x="3.257cm" svg:y="6.805cm" svg:viewBox="0 0 168 446" svg:d="M33 303l-5 123 36-37c0 0 72-83 38-118-26-29-56 6-69 32zM0 0h44l-9 277c28-38 79-71 119-27 50 57-50 124-99 167-11 9-23 25-27 29h-12z">
          <text:p/>
        </draw:path>
        <draw:path draw:style-name="gr11" draw:text-style-name="P5" draw:layer="layout" svg:width="0.166cm" svg:height="0.445cm" svg:x="3.441cm" svg:y="7.158cm" svg:viewBox="0 0 167 446" svg:d="M33 303l-5 122 36-36c0 0 72-83 38-118-27-29-56 6-69 32zM0 0h44l-10 277c29-38 81-71 119-27 50 57-49 123-99 167-11 9-23 25-26 29h-13z">
          <text:p/>
        </draw:path>
        <draw:path draw:style-name="gr11" draw:text-style-name="P5" draw:layer="layout" svg:width="0.273cm" svg:height="0.347cm" svg:x="3.867cm" svg:y="4.939cm" svg:viewBox="0 0 274 348" svg:d="M177 92c0-37-27-60-49-60-11 0-16 11-18 15 7 10 9 20 9 34-1 29-27 52-57 49-28-3-48-25-48-54 1-47 68-76 123-76 59 0 128 28 128 86 0 33-25 57-49 69-3 2-7 10 0 13 35 16 58 40 58 78 0 64-76 102-141 102-45 0-86-11-114-45-10-13-23-35-17-62 6-21 26-38 50-38 29 0 53 24 53 52 0 17-8 30-10 33 5 16 10 29 33 29 26 0 52-22 52-66 0-62-54-71-73-72-21-1-22-28 1-28 36 0 69-19 69-59z">
          <text:p/>
        </draw:path>
        <draw:path draw:style-name="gr11" draw:text-style-name="P5" draw:layer="layout" svg:width="0.277cm" svg:height="0.333cm" svg:x="3.862cm" svg:y="5.306cm" svg:viewBox="0 0 278 334" svg:d="M262 226c8 0 16 6 16 14 0 10-8 11-10 11h-44v28c0 6 3 10 6 15 14 21 47 4 47 28 0 13-10 12-13 12h-170c-7 0-14-6-14-13 0-25 30-6 47-29 1-3 4-5 4-9v-32h-113c-3 0-18-4-18-15 0-9 5-14 11-20 2-3 14-19 16-23 11-14 23-45 31-69 11-29 23-71 25-96 0-8 4-21 8-24 10-7 20 0 52 0 36 0 53-13 55 7 0 10-7 24-19 41-13 20-30 40-52 67-17 23-41 50-57 72-5 7-19 22-19 26 0 10 16 9 20 9h60v-49c0-2 2-12 4-18 6-12 15-20 26-28 14-10 22-18 36-34 8-9 18-27 27-19 0 1 0 5 0 5v143z">
          <text:p/>
        </draw:path>
        <draw:path draw:style-name="gr11" draw:text-style-name="P5" draw:layer="layout" svg:width="0.273cm" svg:height="0.347cm" svg:x="3.867cm" svg:y="6.883cm" svg:viewBox="0 0 274 348" svg:d="M177 91c0-37-27-59-49-59-11 0-16 11-18 15 7 10 9 20 9 33-1 29-27 51-57 49-28-3-48-25-48-53 1-47 68-76 123-76 59 0 128 28 128 85 0 33-25 57-49 69-3 2-7 10 0 13 35 15 58 40 58 79 0 64-76 102-141 102-45 0-86-12-114-45-10-13-23-35-17-62 6-21 26-39 50-39 29 0 53 25 53 53 0 17-8 29-10 33 5 16 10 28 33 28 26 0 52-21 52-65 0-63-54-72-73-73-21-1-22-28 1-28 36 0 69-20 69-59z">
          <text:p/>
        </draw:path>
        <draw:path draw:style-name="gr11" draw:text-style-name="P5" draw:layer="layout" svg:width="0.277cm" svg:height="0.332cm" svg:x="3.862cm" svg:y="7.25cm" svg:viewBox="0 0 278 333" svg:d="M262 225c8 0 16 6 16 15 0 10-8 11-10 11h-44v28c0 6 3 9 6 15 14 20 47 4 47 28 0 13-10 11-13 11h-170c-7 0-14-5-14-13 0-24 30-6 47-28 1-3 4-5 4-9v-32h-113c-3 0-18-4-18-15 0-9 5-14 11-21 2-3 14-19 16-24 11-13 23-43 31-67 11-29 23-71 25-96 0-9 4-21 8-24 10-7 20 0 52 0 36 0 53-13 55 7 0 10-7 24-19 40-13 20-30 41-52 68-17 23-41 50-57 71-5 7-19 21-19 26 0 11 16 9 20 9h60v-49c0-2 2-11 4-17 6-12 15-20 26-28 14-10 22-18 36-34 8-9 18-27 27-19 0 1 0 5 0 5v142z">
          <text:p/>
        </draw:path>
        <draw:g>
          <draw:line draw:style-name="gr25" draw:text-style-name="P8" draw:layer="layout" svg:x1="4.48cm" svg:y1="7.764cm" svg:x2="4.48cm" svg:y2="7.173cm">
            <text:p/>
          </draw:line>
          <draw:path draw:style-name="gr11" draw:text-style-name="P5" draw:layer="layout" svg:width="0.255cm" svg:height="0.216cm" svg:x="4.471cm" svg:y="7.034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4.48cm" svg:y1="5.908cm" svg:x2="4.48cm" svg:y2="5.318cm">
            <text:p/>
          </draw:line>
          <draw:path draw:style-name="gr11" draw:text-style-name="P5" draw:layer="layout" svg:width="0.255cm" svg:height="0.216cm" svg:x="4.471cm" svg:y="5.178cm" svg:viewBox="0 0 256 217" svg:d="M105 73c-39 23-93 58-70 94 21 31 78-3 119-27 52-30 89-64 72-92-24-38-99 13-121 25zM12 176c-69-124 179-238 233-138 66 119-174 245-233 138z">
            <text:p/>
          </draw:path>
        </draw:g>
        <draw:path draw:style-name="gr11" draw:text-style-name="P5" draw:layer="layout" svg:width="0.088cm" svg:height="0.088cm" svg:x="4.813cm" svg:y="7.097cm" svg:viewBox="0 0 89 89" svg:d="M45 89c-24 0-45-20-45-45 0-24 19-44 43-44 25 0 46 20 46 44 0 25-20 45-44 45z">
          <text:p/>
        </draw:path>
        <draw:path draw:style-name="gr11" draw:text-style-name="P5" draw:layer="layout" svg:width="0.088cm" svg:height="0.088cm" svg:x="4.813cm" svg:y="5.154cm" svg:viewBox="0 0 89 89" svg:d="M45 89c-24 0-45-21-45-45 0-25 19-44 43-44 25 0 46 19 46 44 0 24-20 45-44 45z">
          <text:p/>
        </draw:path>
        <draw:g>
          <draw:line draw:style-name="gr25" draw:text-style-name="P8" draw:layer="layout" svg:x1="5.669cm" svg:y1="7.764cm" svg:x2="5.669cm" svg:y2="7.173cm">
            <text:p/>
          </draw:line>
          <draw:path draw:style-name="gr11" draw:text-style-name="P5" draw:layer="layout" svg:width="0.256cm" svg:height="0.216cm" svg:x="5.66cm" svg:y="7.034cm" svg:viewBox="0 0 257 217" svg:d="M106 74c-40 21-94 57-71 92 21 32 79-2 120-26 52-31 89-64 71-91-23-38-98 13-120 25zM12 177c-68-124 180-239 234-139 65 119-175 245-234 139z">
            <text:p/>
          </draw:path>
        </draw:g>
        <draw:g>
          <draw:line draw:style-name="gr25" draw:text-style-name="P8" draw:layer="layout" svg:x1="5.669cm" svg:y1="5.908cm" svg:x2="5.669cm" svg:y2="5.318cm">
            <text:p/>
          </draw:line>
          <draw:path draw:style-name="gr11" draw:text-style-name="P5" draw:layer="layout" svg:width="0.256cm" svg:height="0.216cm" svg:x="5.66cm" svg:y="5.178cm" svg:viewBox="0 0 257 217" svg:d="M106 73c-40 23-94 58-71 94 21 31 79-3 120-27 52-30 89-64 71-92-23-38-98 13-120 25zM12 176c-68-124 180-238 234-138 65 119-175 245-234 138z">
            <text:p/>
          </draw:path>
        </draw:g>
        <draw:path draw:style-name="gr11" draw:text-style-name="P5" draw:layer="layout" svg:width="0.088cm" svg:height="0.088cm" svg:x="6.002cm" svg:y="7.097cm" svg:viewBox="0 0 89 89" svg:d="M46 89c-25 0-46-20-46-45 0-24 19-44 44-44 24 0 45 20 45 44 0 25-19 45-43 45z">
          <text:p/>
        </draw:path>
        <draw:path draw:style-name="gr11" draw:text-style-name="P5" draw:layer="layout" svg:width="0.088cm" svg:height="0.088cm" svg:x="6.002cm" svg:y="5.154cm" svg:viewBox="0 0 89 89" svg:d="M46 89c-25 0-46-21-46-45 0-25 19-44 44-44 24 0 45 19 45 44 0 24-19 45-43 45z">
          <text:p/>
        </draw:path>
        <draw:g>
          <draw:line draw:style-name="gr25" draw:text-style-name="P8" draw:layer="layout" svg:x1="7.096cm" svg:y1="7.375cm" svg:x2="7.096cm" svg:y2="6.784cm">
            <text:p/>
          </draw:line>
          <draw:path draw:style-name="gr11" draw:text-style-name="P5" draw:layer="layout" svg:width="0.256cm" svg:height="0.215cm" svg:x="6.849cm" svg:y="7.298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6.857cm" svg:y1="5.644cm" svg:x2="6.857cm" svg:y2="5.053cm">
            <text:p/>
          </draw:line>
          <draw:path draw:style-name="gr11" draw:text-style-name="P5" draw:layer="layout" svg:width="0.256cm" svg:height="0.216cm" svg:x="6.849cm" svg:y="4.913cm" svg:viewBox="0 0 257 217" svg:d="M105 74c-40 21-93 57-70 93 21 31 78-2 119-28 52-30 90-63 72-90-23-38-99 13-121 25zM12 177c-69-124 180-238 234-139 65 120-175 245-234 139z">
            <text:p/>
          </draw:path>
        </draw:g>
        <draw:path draw:style-name="gr11" draw:text-style-name="P5" draw:layer="layout" svg:width="0.088cm" svg:height="0.088cm" svg:x="7.191cm" svg:y="7.274cm" svg:viewBox="0 0 89 89" svg:d="M45 89c-24 0-45-21-45-45s19-44 43-44 46 20 46 44-19 45-44 45z">
          <text:p/>
        </draw:path>
        <draw:g>
          <draw:line draw:style-name="gr25" draw:text-style-name="P8" draw:layer="layout" svg:x1="7.575cm" svg:y1="5.556cm" svg:x2="7.575cm" svg:y2="4.965cm">
            <text:p/>
          </draw:line>
          <draw:path draw:style-name="gr11" draw:text-style-name="P5" draw:layer="layout" svg:width="0.224cm" svg:height="0.182cm" svg:x="7.563cm" svg:y="4.841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8.445cm" svg:y1="7.765cm" svg:x2="8.445cm" svg:y2="7.174cm">
            <text:p/>
          </draw:line>
          <draw:path draw:style-name="gr11" draw:text-style-name="P5" draw:layer="layout" svg:width="0.256cm" svg:height="0.216cm" svg:x="8.436cm" svg:y="7.034cm" svg:viewBox="0 0 257 217" svg:d="M106 74c-40 21-94 57-70 92 20 32 77-2 119-26 52-31 89-64 72-91-24-38-100 13-121 25zM12 177c-68-124 180-239 235-139 64 119-176 245-235 139z">
            <text:p/>
          </draw:path>
        </draw:g>
        <draw:g>
          <draw:line draw:style-name="gr25" draw:text-style-name="P8" draw:layer="layout" svg:x1="8.445cm" svg:y1="5.644cm" svg:x2="8.445cm" svg:y2="5.053cm">
            <text:p/>
          </draw:line>
          <draw:path draw:style-name="gr11" draw:text-style-name="P5" draw:layer="layout" svg:width="0.224cm" svg:height="0.182cm" svg:x="8.431cm" svg:y="4.929cm" svg:viewBox="0 0 225 183" svg:d="M209 26c32 35 14 93-40 129-53 36-122 38-154 3-31-35-13-92 40-130 54-36 123-37 154-2z">
            <text:p/>
          </draw:path>
        </draw:g>
        <draw:g>
          <draw:line draw:style-name="gr25" draw:text-style-name="P8" draw:layer="layout" svg:x1="8.958cm" svg:y1="5.908cm" svg:x2="8.958cm" svg:y2="5.318cm">
            <text:p/>
          </draw:line>
          <draw:path draw:style-name="gr11" draw:text-style-name="P5" draw:layer="layout" svg:width="0.224cm" svg:height="0.182cm" svg:x="8.943cm" svg:y="5.194cm" svg:viewBox="0 0 225 183" svg:d="M209 25c32 35 14 93-40 130-53 35-123 37-154 3-31-36-13-94 40-130 54-37 123-37 154-3z">
            <text:p/>
          </draw:path>
        </draw:g>
        <draw:path draw:style-name="gr11" draw:text-style-name="P5" draw:layer="layout" svg:width="0.184cm" svg:height="0.558cm" svg:x="9.46cm" svg:y="6.969cm" svg:viewBox="0 0 185 559" svg:d="M134 172l-27 80c-6 20-19 43-17 61 2 21 19 38 35 56l60 68-10 11-10-6c-30-19-70-15-89 4-27 27-13 65 15 92l6 6-14 15-14-15c-23-22-96-94-59-144 13-16 49-23 81-21l10 1-90-102 36-98c7-20 16-33 19-55 3-23-12-36-24-55l-38-57 20-13z">
          <text:p/>
        </draw:path>
        <draw:path draw:style-name="gr11" draw:text-style-name="P5" draw:layer="layout" svg:width="0.184cm" svg:height="0.558cm" svg:x="9.46cm" svg:y="5.025cm" svg:viewBox="0 0 185 559" svg:d="M134 171l-27 80c-6 20-19 45-17 63 2 20 19 37 35 55l60 68-10 12-10-7c-30-19-70-15-89 4-27 27-13 65 15 92l6 6-14 15-14-15c-23-22-96-94-59-144 13-15 49-23 81-21l10 1-90-102 36-98c7-21 16-34 19-56 3-23-12-36-24-55l-38-57 20-12z">
          <text:p/>
        </draw:path>
        <draw:g>
          <draw:line draw:style-name="gr25" draw:text-style-name="P8" draw:layer="layout" svg:x1="10.339cm" svg:y1="7.5cm" svg:x2="10.339cm" svg:y2="6.91cm">
            <text:p/>
          </draw:line>
          <draw:path draw:style-name="gr11" draw:text-style-name="P5" draw:layer="layout" svg:width="0.224cm" svg:height="0.182cm" svg:x="10.326cm" svg:y="6.785cm" svg:viewBox="0 0 225 183" svg:d="M209 26c32 35 13 93-40 129-53 37-122 38-154 3-31-35-13-93 41-129 53-37 121-38 153-3z">
            <text:p/>
          </draw:path>
        </draw:g>
        <draw:g>
          <draw:line draw:style-name="gr25" draw:text-style-name="P8" draw:layer="layout" svg:x1="10.339cm" svg:y1="5.82cm" svg:x2="10.339cm" svg:y2="5.229cm">
            <text:p/>
          </draw:line>
          <draw:path draw:style-name="gr11" draw:text-style-name="P5" draw:layer="layout" svg:width="0.224cm" svg:height="0.182cm" svg:x="10.326cm" svg:y="5.106cm" svg:viewBox="0 0 225 183" svg:d="M209 26c32 36 13 94-40 130-53 35-122 37-154 2-31-34-13-92 41-129 53-37 121-38 153-3z">
            <text:p/>
          </draw:path>
        </draw:g>
        <draw:g>
          <draw:line draw:style-name="gr25" draw:text-style-name="P8" draw:layer="layout" svg:x1="10.852cm" svg:y1="7.589cm" svg:x2="10.852cm" svg:y2="6.998cm">
            <text:p/>
          </draw:line>
          <draw:path draw:style-name="gr11" draw:text-style-name="P5" draw:layer="layout" svg:width="0.224cm" svg:height="0.182cm" svg:x="10.837cm" svg:y="6.873cm" svg:viewBox="0 0 225 183" svg:d="M209 25c32 35 14 94-41 130-52 36-122 37-153 3-31-35-13-94 40-130 54-36 122-37 154-3z">
            <text:p/>
          </draw:path>
        </draw:g>
        <draw:g>
          <draw:line draw:style-name="gr25" draw:text-style-name="P8" draw:layer="layout" svg:x1="10.852cm" svg:y1="5.909cm" svg:x2="10.852cm" svg:y2="5.318cm">
            <text:p/>
          </draw:line>
          <draw:path draw:style-name="gr11" draw:text-style-name="P5" draw:layer="layout" svg:width="0.224cm" svg:height="0.182cm" svg:x="10.837cm" svg:y="5.194cm" svg:viewBox="0 0 225 183" svg:d="M209 25c32 35 14 93-41 130-52 35-122 37-153 3-31-36-13-94 40-130 54-37 122-37 154-3z">
            <text:p/>
          </draw:path>
        </draw:g>
        <draw:path draw:style-name="gr11" draw:text-style-name="P5" draw:layer="layout" svg:width="0.184cm" svg:height="0.558cm" svg:x="11.354cm" svg:y="6.969cm" svg:viewBox="0 0 185 559" svg:d="M133 172l-27 80c-6 20-19 43-17 61 1 21 19 38 34 56l62 68-11 11-9-6c-32-19-71-15-90 4-27 27-13 65 14 92l6 6-13 15-15-15c-23-22-94-94-57-144 11-16 47-23 79-21l11 1-89-102 34-98c7-20 17-33 19-55 3-23-12-36-24-55l-36-57 18-13z">
          <text:p/>
        </draw:path>
        <draw:path draw:style-name="gr11" draw:text-style-name="P5" draw:layer="layout" svg:width="0.184cm" svg:height="0.558cm" svg:x="11.354cm" svg:y="5.025cm" svg:viewBox="0 0 185 559" svg:d="M133 171l-27 80c-6 20-19 45-17 63 1 20 19 37 34 55l62 68-11 12-9-7c-32-19-71-15-90 4-27 27-13 65 14 92l6 6-13 15-15-15c-23-22-94-94-57-144 11-15 47-23 79-21l11 1-89-102 34-98c7-21 17-34 19-56 3-23-12-36-24-55l-36-57 18-12z">
          <text:p/>
        </draw:path>
        <draw:g>
          <draw:line draw:style-name="gr25" draw:text-style-name="P8" draw:layer="layout" svg:x1="12.234cm" svg:y1="7.853cm" svg:x2="12.234cm" svg:y2="7.261cm">
            <text:p/>
          </draw:line>
          <draw:path draw:style-name="gr11" draw:text-style-name="P5" draw:layer="layout" svg:width="0.224cm" svg:height="0.182cm" svg:x="12.213cm" svg:y="7.138cm" svg:viewBox="0 0 225 183" svg:d="M209 26c32 35 14 93-40 129-54 35-123 37-154 2-31-34-13-92 40-128 54-38 123-39 154-3z">
            <text:p/>
          </draw:path>
        </draw:g>
        <draw:g>
          <draw:line draw:style-name="gr25" draw:text-style-name="P8" draw:layer="layout" svg:x1="12.456cm" svg:y1="5.342cm" svg:x2="12.456cm" svg:y2="4.751cm">
            <text:p/>
          </draw:line>
          <draw:path draw:style-name="gr11" draw:text-style-name="P5" draw:layer="layout" svg:width="0.224cm" svg:height="0.182cm" svg:x="12.241cm" svg:y="5.282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2.745cm" svg:y1="7.765cm" svg:x2="12.745cm" svg:y2="7.173cm">
            <text:p/>
          </draw:line>
          <draw:path draw:style-name="gr11" draw:text-style-name="P5" draw:layer="layout" svg:width="0.223cm" svg:height="0.182cm" svg:x="12.725cm" svg:y="7.05cm" svg:viewBox="0 0 224 183" svg:d="M208 26c32 34 14 93-39 130-53 35-123 37-154 2-31-34-13-93 39-130 55-36 123-37 154-2z">
            <text:p/>
          </draw:path>
        </draw:g>
        <draw:g>
          <draw:line draw:style-name="gr25" draw:text-style-name="P8" draw:layer="layout" svg:x1="12.969cm" svg:y1="5.43cm" svg:x2="12.969cm" svg:y2="4.84cm">
            <text:p/>
          </draw:line>
          <draw:path draw:style-name="gr11" draw:text-style-name="P5" draw:layer="layout" svg:width="0.224cm" svg:height="0.182cm" svg:x="12.753cm" svg:y="5.37cm" svg:viewBox="0 0 225 183" svg:d="M209 26c32 34 14 92-40 129-53 36-123 38-154 3-31-36-13-94 40-130 54-36 123-37 154-2z">
            <text:p/>
          </draw:path>
        </draw:g>
        <draw:path draw:style-name="gr11" draw:text-style-name="P5" draw:layer="layout" svg:width="0.184cm" svg:height="0.558cm" svg:x="13.249cm" svg:y="6.969cm" svg:viewBox="0 0 185 559" svg:d="M134 172l-27 80c-6 20-20 43-18 61 3 21 20 38 36 56l60 68-10 11-10-6c-30-19-70-15-90 4-27 27-13 65 15 92l7 6-15 15-15-15c-22-22-94-94-57-144 12-16 48-23 80-21l11 1-90-102 35-98c7-20 16-33 19-55 2-23-12-36-24-55l-37-57 18-13z">
          <text:p/>
        </draw:path>
        <draw:path draw:style-name="gr11" draw:text-style-name="P5" draw:layer="layout" svg:width="0.184cm" svg:height="0.558cm" svg:x="13.249cm" svg:y="5.025cm" svg:viewBox="0 0 185 559" svg:d="M134 171l-27 80c-6 20-20 45-18 63 3 20 20 37 36 55l60 68-10 12-10-7c-30-19-70-15-90 4-27 27-13 65 15 92l7 6-15 15-15-15c-22-22-94-94-57-144 12-15 48-23 80-21l11 1-90-102 35-98c7-21 16-34 19-56 2-23-12-36-24-55l-37-57 18-12z">
          <text:p/>
        </draw:path>
        <draw:g>
          <draw:line draw:style-name="gr25" draw:text-style-name="P8" draw:layer="layout" svg:x1="14.35cm" svg:y1="7.374cm" svg:x2="14.35cm" svg:y2="6.783cm">
            <text:p/>
          </draw:line>
          <draw:path draw:style-name="gr11" draw:text-style-name="P5" draw:layer="layout" svg:width="0.224cm" svg:height="0.181cm" svg:x="14.136cm" svg:y="7.314cm" svg:viewBox="0 0 225 182" svg:d="M209 26c32 35 13 93-40 129s-122 37-154 3c-31-35-13-93 41-129 53-37 121-38 153-3z">
            <text:p/>
          </draw:path>
        </draw:g>
        <draw:g>
          <draw:line draw:style-name="gr25" draw:text-style-name="P8" draw:layer="layout" svg:x1="14.35cm" svg:y1="5.519cm" svg:x2="14.35cm" svg:y2="4.928cm">
            <text:p/>
          </draw:line>
          <draw:path draw:style-name="gr11" draw:text-style-name="P5" draw:layer="layout" svg:width="0.224cm" svg:height="0.182cm" svg:x="14.136cm" svg:y="5.458cm" svg:viewBox="0 0 225 183" svg:d="M209 26c32 34 13 93-40 130-53 35-122 37-154 2-31-34-13-92 41-130 53-36 121-37 153-2z">
            <text:p/>
          </draw:path>
        </draw:g>
        <draw:g>
          <draw:line draw:style-name="gr25" draw:text-style-name="P8" draw:layer="layout" svg:x1="14.64cm" svg:y1="7.853cm" svg:x2="14.64cm" svg:y2="7.261cm">
            <text:p/>
          </draw:line>
          <draw:path draw:style-name="gr11" draw:text-style-name="P5" draw:layer="layout" svg:width="0.224cm" svg:height="0.182cm" svg:x="14.619cm" svg:y="7.138cm" svg:viewBox="0 0 225 183" svg:d="M209 26c33 35 15 93-40 129-53 35-122 37-153 2-32-34-13-92 40-128 53-38 122-39 153-3z">
            <text:p/>
          </draw:path>
        </draw:g>
        <draw:g>
          <draw:line draw:style-name="gr25" draw:text-style-name="P8" draw:layer="layout" svg:x1="14.863cm" svg:y1="5.342cm" svg:x2="14.863cm" svg:y2="4.751cm">
            <text:p/>
          </draw:line>
          <draw:path draw:style-name="gr11" draw:text-style-name="P5" draw:layer="layout" svg:width="0.224cm" svg:height="0.182cm" svg:x="14.647cm" svg:y="5.282cm" svg:viewBox="0 0 225 183" svg:d="M209 25c32 36 14 94-41 130-52 36-122 37-153 3-31-35-13-93 40-130 54-36 122-37 154-3z">
            <text:p/>
          </draw:path>
        </draw:g>
        <draw:path draw:style-name="gr11" draw:text-style-name="P5" draw:layer="layout" svg:width="0.223cm" svg:height="0.182cm" svg:x="15.13cm" svg:y="7.05cm" svg:viewBox="0 0 224 183" svg:d="M208 26c32 34 14 93-39 130-54 35-123 37-154 2-31-34-13-93 39-130 54-36 123-37 154-2z">
          <text:p/>
        </draw:path>
        <draw:g>
          <draw:line draw:style-name="gr25" draw:text-style-name="P8" draw:layer="layout" svg:x1="15.375cm" svg:y1="5.43cm" svg:x2="15.375cm" svg:y2="4.84cm">
            <text:p/>
          </draw:line>
          <draw:path draw:style-name="gr11" draw:text-style-name="P5" draw:layer="layout" svg:width="0.224cm" svg:height="0.182cm" svg:x="15.159cm" svg:y="5.37cm" svg:viewBox="0 0 225 183" svg:d="M209 26c32 34 13 92-40 129-54 36-123 38-154 3-31-36-13-94 40-130s123-37 154-2z">
            <text:p/>
          </draw:path>
        </draw:g>
        <draw:g>
          <draw:line draw:style-name="gr25" draw:text-style-name="P8" draw:layer="layout" svg:x1="16.245cm" svg:y1="7.374cm" svg:x2="16.245cm" svg:y2="6.783cm">
            <text:p/>
          </draw:line>
          <draw:path draw:style-name="gr11" draw:text-style-name="P5" draw:layer="layout" svg:width="0.224cm" svg:height="0.181cm" svg:x="16.03cm" svg:y="7.314cm" svg:viewBox="0 0 225 182" svg:d="M209 26c32 35 14 93-40 129-53 36-123 37-154 3-31-35-13-93 40-129 54-37 123-38 154-3z">
            <text:p/>
          </draw:path>
        </draw:g>
        <draw:g>
          <draw:line draw:style-name="gr25" draw:text-style-name="P8" draw:layer="layout" svg:x1="16.245cm" svg:y1="5.519cm" svg:x2="16.245cm" svg:y2="4.928cm">
            <text:p/>
          </draw:line>
          <draw:path draw:style-name="gr11" draw:text-style-name="P5" draw:layer="layout" svg:width="0.224cm" svg:height="0.182cm" svg:x="16.03cm" svg:y="5.458cm" svg:viewBox="0 0 225 183" svg:d="M209 26c32 34 14 93-40 130-53 35-123 37-154 2-31-34-13-92 40-130 54-36 123-37 154-2z">
            <text:p/>
          </draw:path>
        </draw:g>
        <draw:path draw:style-name="gr11" draw:text-style-name="P5" draw:layer="layout" svg:width="0.184cm" svg:height="0.558cm" svg:x="16.526cm" svg:y="6.969cm" svg:viewBox="0 0 185 559" svg:d="M134 172l-27 80c-7 20-19 43-18 61 2 21 19 38 35 56l61 68-10 11-10-6c-30-19-71-15-90 4-26 27-13 65 15 92l6 6-14 15-14-15c-23-22-95-94-57-144 11-16 47-23 79-21l10 1-89-102 35-98c7-20 16-33 19-55 3-23-12-36-24-55l-36-57 18-13z">
          <text:p/>
        </draw:path>
        <draw:path draw:style-name="gr11" draw:text-style-name="P5" draw:layer="layout" svg:width="0.184cm" svg:height="0.558cm" svg:x="16.526cm" svg:y="5.025cm" svg:viewBox="0 0 185 559" svg:d="M134 171l-27 80c-7 20-19 45-18 63 2 20 19 37 35 55l61 68-10 12-10-7c-30-19-71-15-90 4-26 27-13 65 15 92l6 6-14 15-14-15c-23-22-95-94-57-144 11-15 47-23 79-21l10 1-89-102 35-98c7-21 16-34 19-56 3-23-12-36-24-55l-36-57 18-12z">
          <text:p/>
        </draw:path>
        <draw:path draw:style-name="gr11" draw:text-style-name="P5" draw:layer="layout" svg:width="0.185cm" svg:height="0.558cm" svg:x="17.038cm" svg:y="6.969cm" svg:viewBox="0 0 186 559" svg:d="M134 172l-27 80c-6 20-19 43-17 61 1 21 19 38 34 56l62 68-11 11-10-6c-30-19-70-15-89 4-27 27-13 65 15 92l6 6-14 15-15-15c-22-22-95-94-57-144 11-16 48-23 80-21l10 1-89-102 35-98c6-20 16-33 19-55 2-23-13-36-25-55l-36-57 18-13z">
          <text:p/>
        </draw:path>
        <draw:path draw:style-name="gr11" draw:text-style-name="P5" draw:layer="layout" svg:width="0.185cm" svg:height="0.558cm" svg:x="17.038cm" svg:y="5.025cm" svg:viewBox="0 0 186 559" svg:d="M134 171l-27 80c-6 20-19 45-17 63 1 20 19 37 34 55l62 68-11 12-10-7c-30-19-70-15-89 4-27 27-13 65 15 92l6 6-14 15-15-15c-22-22-95-94-57-144 11-15 48-23 80-21l10 1-89-102 35-98c6-21 16-34 19-56 2-23-13-36-25-55l-36-57 18-12z">
          <text:p/>
        </draw:path>
        <draw:path draw:style-name="gr11" draw:text-style-name="P5" draw:layer="layout" svg:width="0.468cm" svg:height="1.316cm" svg:x="2.487cm" svg:y="10.082cm" svg:viewBox="0 0 469 1317" svg:d="M407 808c-24-46-81-73-132-69l61 260c87-36 108-123 71-191zM325 317c52-114-1-196-11-237-64 41-97 83-123 155-30 82-18 141 6 226l6 22c46-46 90-99 122-166zM54 812c-3 111 87 217 226 201 13-2 25-4 35-7l-1-5-62-257c-18 5-35 15-48 31-42 49-32 123 27 164l-3 15c-68-33-125-123-81-207 22-42 52-66 86-78l-26-94c-75 69-150 131-153 237zM465 790c19 107-30 194-124 229l4 18c24 104 51 237-76 273-95 28-186-29-183-109 3-55 37-94 90-93 56 1 93 29 87 97-6 74-84 64-84 75 0 10 32 21 51 17 143-25 130-99 90-272-21 6-44 9-68 10-47 2-252-40-252-256 0-121 93-190 186-280l-4-13c-31-111-60-174-32-295 12-53 67-140 144-191 71 131 125 205 66 375-27 79-80 134-136 185l31 104c91-16 197 54 210 126z">
          <text:p/>
        </draw:path>
        <draw:path draw:style-name="gr11" draw:text-style-name="P5" draw:layer="layout" svg:width="0.527cm" svg:height="0.612cm" svg:x="2.445cm" svg:y="12.344cm" svg:viewBox="0 0 528 613" svg:d="M486 312c-24 0-44-23-42-47 1-22 20-37 42-37s39 19 39 40c1 23-17 44-39 44zM486 136c-23 0-44-21-43-44s21-40 43-40c23 0 42 18 42 42 0 23-19 42-42 42zM118 122c15-4 52-5 64 30 19 50-7 87-33 97-44 18-107-20-107-71-1-56 20-109 78-152 33-24 139-46 206 7 147 117 85 339-71 466-68 55-146 108-255 114v-21c36-6 57-13 91-28 110-51 178-147 223-253 52-125-6-319-151-280-60 15-89 88-74 105 1 2 10-9 29-14z">
          <text:p/>
        </draw:path>
        <draw:path draw:style-name="gr11" draw:text-style-name="P5" draw:layer="layout" svg:width="0.166cm" svg:height="0.445cm" svg:x="3.074cm" svg:y="10.421cm" svg:viewBox="0 0 167 446" svg:d="M33 303l-5 123 36-37c0 0 71-83 38-118-27-29-56 6-69 32zM0 0h44l-9 277c28-38 79-71 118-27 50 57-49 124-99 167-11 9-23 25-26 29h-12z">
          <text:p/>
        </draw:path>
        <draw:path draw:style-name="gr11" draw:text-style-name="P5" draw:layer="layout" svg:width="0.167cm" svg:height="0.445cm" svg:x="3.257cm" svg:y="10.157cm" svg:viewBox="0 0 168 446" svg:d="M33 302l-5 123 36-36c0 0 72-83 38-120-26-28-56 6-69 33zM0 0h44l-9 275c28-38 79-71 119-27 50 59-50 125-99 168-11 10-23 25-27 30h-12z">
          <text:p/>
        </draw:path>
        <draw:path draw:style-name="gr11" draw:text-style-name="P5" draw:layer="layout" svg:width="0.166cm" svg:height="0.445cm" svg:x="3.441cm" svg:y="10.509cm" svg:viewBox="0 0 167 446" svg:d="M33 302l-5 124 36-38c0 0 72-83 38-118-27-29-56 6-69 32zM0 0h44l-10 276c29-38 81-71 119-27 50 57-49 124-99 168-11 10-23 25-26 29h-13z">
          <text:p/>
        </draw:path>
        <draw:path draw:style-name="gr11" draw:text-style-name="P5" draw:layer="layout" svg:width="0.166cm" svg:height="0.445cm" svg:x="3.074cm" svg:y="12.541cm" svg:viewBox="0 0 167 446" svg:d="M33 303l-5 123 36-37c0 0 71-83 38-118-27-29-56 6-69 32zM0 0h44l-9 277c28-38 79-71 118-27 50 57-49 124-99 167-11 10-23 25-26 29h-12z">
          <text:p/>
        </draw:path>
        <draw:path draw:style-name="gr11" draw:text-style-name="P5" draw:layer="layout" svg:width="0.167cm" svg:height="0.445cm" svg:x="3.257cm" svg:y="12.277cm" svg:viewBox="0 0 168 446" svg:d="M33 301l-5 124 36-37c0 0 72-83 38-119-26-28-56 6-69 32zM0 0h44l-9 275c28-38 79-70 119-26 50 57-50 123-99 167-11 10-23 26-27 30h-12z">
          <text:p/>
        </draw:path>
        <draw:path draw:style-name="gr11" draw:text-style-name="P5" draw:layer="layout" svg:width="0.166cm" svg:height="0.445cm" svg:x="3.441cm" svg:y="12.63cm" svg:viewBox="0 0 167 446" svg:d="M33 302l-5 123 36-36c0 0 72-83 38-119-27-28-56 6-69 32zM0 0h44l-10 276c29-38 81-71 119-27 50 58-49 124-99 167-11 10-23 25-26 30h-13z">
          <text:p/>
        </draw:path>
        <draw:path draw:style-name="gr11" draw:text-style-name="P5" draw:layer="layout" svg:width="0.273cm" svg:height="0.346cm" svg:x="3.867cm" svg:y="10.411cm" svg:viewBox="0 0 274 347" svg:d="M177 90c0-36-27-58-49-58-11 0-16 11-18 14 7 11 9 20 9 33-1 30-27 52-57 50-28-3-48-26-48-53 1-48 68-76 123-76 59 0 128 27 128 84 0 33-25 59-49 71-3 1-7 10 0 13 35 15 58 39 58 77 0 64-76 102-141 102-45 0-86-11-114-45-10-13-23-34-17-61 6-22 26-38 50-38 29 0 53 23 53 52 0 16-8 29-10 33 5 15 10 28 33 28 26 0 52-21 52-65 0-63-54-71-73-72-21-1-22-29 1-29 36 0 69-20 69-60z">
          <text:p/>
        </draw:path>
        <draw:path draw:style-name="gr11" draw:text-style-name="P5" draw:layer="layout" svg:width="0.277cm" svg:height="0.332cm" svg:x="3.862cm" svg:y="10.778cm" svg:viewBox="0 0 278 333" svg:d="M262 225c8 0 16 6 16 15s-8 11-10 11h-44v28c0 6 3 9 6 14 14 21 47 5 47 29 0 13-10 11-13 11h-170c-7 0-14-5-14-13 0-24 30-6 47-28 1-3 4-6 4-9v-32h-113c-3 0-18-4-18-16 0-8 5-13 11-19 2-3 14-19 16-24 11-14 23-43 31-67 11-30 23-71 25-96 0-9 4-23 8-25 10-7 20 0 52 0 36 0 53-13 55 7 0 11-7 25-19 41-13 20-30 41-52 68-17 23-41 50-57 71-5 6-19 21-19 25 0 11 16 9 20 9h60v-48c0-2 2-12 4-18 6-12 15-19 26-27 14-11 22-18 36-34 8-9 18-28 27-19 0 1 0 4 0 4v142z">
          <text:p/>
        </draw:path>
        <draw:path draw:style-name="gr11" draw:text-style-name="P5" draw:layer="layout" svg:width="0.273cm" svg:height="0.346cm" svg:x="3.867cm" svg:y="12.355cm" svg:viewBox="0 0 274 347" svg:d="M177 90c0-36-27-58-49-58-11 0-16 11-18 14 7 11 9 20 9 33-1 29-27 52-57 49-28-2-48-25-48-52 1-48 68-76 123-76 59 0 128 27 128 84 0 33-25 57-49 69-3 2-7 11 0 13 35 16 58 40 58 78 0 65-76 103-141 103-45 0-86-11-114-45-10-13-23-35-17-62 6-22 26-38 50-38 29 0 53 23 53 52 0 16-8 30-10 34 5 15 10 28 33 28 26 0 52-22 52-67 0-62-54-71-73-71-21-1-22-29 1-29 36 0 69-19 69-59z">
          <text:p/>
        </draw:path>
        <draw:path draw:style-name="gr11" draw:text-style-name="P5" draw:layer="layout" svg:width="0.277cm" svg:height="0.333cm" svg:x="3.862cm" svg:y="12.721cm" svg:viewBox="0 0 278 334" svg:d="M262 226c8 0 16 6 16 15s-8 11-10 11h-44v28c0 6 3 9 6 14 14 21 47 5 47 29 0 13-10 11-13 11h-170c-7 0-14-5-14-13 0-24 30-6 47-29 1-2 4-5 4-8v-32h-113c-3 0-18-4-18-16 0-8 5-14 11-20 2-2 14-19 16-23 11-14 23-43 31-67 11-30 23-72 25-97 0-9 4-22 8-25 10-6 20 0 52 0 36 0 53-12 55 7 0 11-7 25-19 41-13 21-30 42-52 68-17 24-41 51-57 71-5 7-19 22-19 26 0 11 16 9 20 9h60v-49c0-1 2-11 4-17 6-12 15-20 26-27 14-11 22-19 36-34 8-10 18-28 27-19 0 1 0 4 0 4v142z">
          <text:p/>
        </draw:path>
        <draw:path draw:style-name="gr11" draw:text-style-name="P5" draw:layer="layout" svg:width="0.468cm" svg:height="1.316cm" svg:x="2.487cm" svg:y="14.559cm" svg:viewBox="0 0 469 1317" svg:d="M407 808c-24-45-81-72-132-68l61 259c87-35 108-122 71-191zM325 316c52-113-1-195-11-236-64 41-97 83-123 155-30 81-18 141 6 226l6 21c46-45 90-98 122-166zM54 813c-3 110 87 217 226 200 13-1 25-3 35-7l-1-4-62-258c-18 6-35 16-48 32-42 49-32 123 27 164l-3 14c-68-32-125-122-81-206 22-42 52-67 86-78l-26-94c-75 69-150 130-153 237zM465 791c19 106-30 194-124 228l4 18c24 103 51 236-76 273-95 27-186-30-183-109 3-56 37-94 90-94 56 2 93 30 87 97-6 75-84 64-84 75s32 21 51 18c143-25 130-100 90-271-21 5-44 9-68 10-47 1-252-40-252-256 0-121 93-190 186-281l-4-13c-31-112-60-174-32-296 12-52 67-139 144-190 71 131 125 205 66 374-27 80-80 135-136 185l31 106c91-16 197 54 210 126z">
          <text:p/>
        </draw:path>
        <draw:path draw:style-name="gr11" draw:text-style-name="P5" draw:layer="layout" svg:width="0.527cm" svg:height="0.612cm" svg:x="2.445cm" svg:y="16.82cm" svg:viewBox="0 0 528 613" svg:d="M486 310c-24 0-44-22-42-46 1-22 20-38 42-38s39 19 39 41c1 23-17 43-39 43zM486 136c-23 0-44-21-43-44s21-40 43-40c23 0 42 18 42 41 0 24-19 43-42 43zM118 122c15-4 52-5 64 29 19 50-7 87-33 97-44 17-107-20-107-70-1-56 20-110 78-152 33-24 139-47 206 7 147 117 85 338-71 465-68 55-146 109-255 115v-23c36-6 57-13 91-27 110-51 178-147 223-254 52-124-6-317-151-279-60 16-89 88-74 106 1 1 10-9 29-14z">
          <text:p/>
        </draw:path>
        <draw:path draw:style-name="gr11" draw:text-style-name="P5" draw:layer="layout" svg:width="0.166cm" svg:height="0.445cm" svg:x="3.074cm" svg:y="14.898cm" svg:viewBox="0 0 167 446" svg:d="M33 303l-5 122 36-36c0 0 71-83 38-118-27-29-56 6-69 32zM0 0h44l-9 277c28-38 79-71 118-27 50 57-49 123-99 167-11 9-23 25-26 29h-12z">
          <text:p/>
        </draw:path>
        <draw:path draw:style-name="gr11" draw:text-style-name="P5" draw:layer="layout" svg:width="0.167cm" svg:height="0.445cm" svg:x="3.257cm" svg:y="14.633cm" svg:viewBox="0 0 168 446" svg:d="M33 303l-5 123 36-37c0 0 72-83 38-119-26-29-56 7-69 33zM0 0h44l-9 277c28-39 79-72 119-28 50 58-50 125-99 168-11 10-23 25-27 29h-12z">
          <text:p/>
        </draw:path>
        <draw:path draw:style-name="gr11" draw:text-style-name="P5" draw:layer="layout" svg:width="0.166cm" svg:height="0.445cm" svg:x="3.441cm" svg:y="14.986cm" svg:viewBox="0 0 167 446" svg:d="M33 302l-5 123 36-36c0 0 72-84 38-119-27-29-56 6-69 32zM0 0h44l-10 276c29-38 81-71 119-27 50 57-49 125-99 168-11 9-23 25-26 29h-13z">
          <text:p/>
        </draw:path>
        <draw:path draw:style-name="gr11" draw:text-style-name="P5" draw:layer="layout" svg:width="0.166cm" svg:height="0.445cm" svg:x="3.074cm" svg:y="17.018cm" svg:viewBox="0 0 167 446" svg:d="M33 303l-5 122 36-36c0 0 71-83 38-118-27-29-56 6-69 32zM0 0h44l-9 277c28-38 79-71 118-27 50 57-49 124-99 167-11 9-23 25-26 29h-12z">
          <text:p/>
        </draw:path>
        <draw:path draw:style-name="gr11" draw:text-style-name="P5" draw:layer="layout" svg:width="0.167cm" svg:height="0.446cm" svg:x="3.257cm" svg:y="16.753cm" svg:viewBox="0 0 168 447" svg:d="M33 302l-5 124 36-36c0 0 72-84 38-120-26-28-56 6-69 32zM0 0h44l-9 276c28-38 79-71 119-27 50 57-50 124-99 168-11 10-23 25-27 30h-12z">
          <text:p/>
        </draw:path>
        <draw:path draw:style-name="gr11" draw:text-style-name="P5" draw:layer="layout" svg:width="0.166cm" svg:height="0.445cm" svg:x="3.441cm" svg:y="17.106cm" svg:viewBox="0 0 167 446" svg:d="M33 303l-5 123 36-37c0 0 72-83 38-118-27-29-56 6-69 32zM0 0h44l-10 277c29-38 81-71 119-27 50 57-49 124-99 167-11 10-23 25-26 29h-13z">
          <text:p/>
        </draw:path>
        <draw:path draw:style-name="gr11" draw:text-style-name="P5" draw:layer="layout" svg:width="0.182cm" svg:height="1.33cm" svg:x="2.086cm" svg:y="6.231cm" svg:viewBox="0 0 183 1331" svg:d="M56 9c10 6 49 56 70 98 33 66 47 114 47 189 0 69-11 110-24 177-9 47-20 72-32 119-15 55-18 46-24 75-7 33-12 55-15 88-1 18-4 33-4 51 0 63 3 116 12 186 9 63 21 106 36 164 10 41 21 66 34 105 9 26 34 68 25 69-17 5-29-22-40-40-16-27-45-99-66-164-16-52-31-100-39-134-10-54-22-85-28-138-3-36-8-58-8-96 0-69 8-108 24-177 11-42 35-91 50-150 13-54 24-88 30-144 1-24 4-39 4-64 0-35-6-56-15-87-16-56-49-95-81-127-1-3-4-6-6-9h47c0 1 1 9 3 9z">
          <text:p/>
        </draw:path>
        <draw:path draw:style-name="gr11" draw:text-style-name="P5" draw:layer="layout" svg:width="0.182cm" svg:height="1.331cm" svg:x="2.086cm" svg:y="4.912cm" svg:viewBox="0 0 183 1332" svg:d="M53 1332h-47c2-3 5-6 6-9 32-33 65-72 81-128 9-31 15-52 15-87 0-25-3-41-4-65-6-56-17-90-30-144-15-59-39-108-50-150-16-69-24-108-24-177 0-38 5-60 8-96 6-52 18-84 28-138 8-34 23-82 39-133 21-65 50-137 66-164 11-18 23-45 40-40 9 1-16 43-25 69-13 39-24 64-34 105-15 58-27 100-36 163-9 71-12 123-12 186 0 18 3 33 4 51 3 33 8 55 15 88 6 29 9 20 24 75 12 47 23 72 32 119 13 67 24 108 24 177 0 76-14 124-47 190-21 42-60 93-70 99-2 0-3 7-3 9z">
          <text:p/>
        </draw:path>
        <draw:path draw:style-name="gr11" draw:text-style-name="P5" draw:layer="layout" svg:width="0.182cm" svg:height="1.33cm" svg:x="2.086cm" svg:y="11.702cm" svg:viewBox="0 0 183 1331" svg:d="M56 9c10 6 49 57 70 99 33 66 47 114 47 189 0 69-11 109-24 177-9 46-20 72-32 118-15 56-18 47-24 75-7 33-12 56-15 89-1 18-4 33-4 51 0 63 3 115 12 187 9 63 21 104 36 163 10 40 21 66 34 105 9 25 34 67 25 69-17 4-29-23-40-41-16-27-45-99-66-163-16-51-31-99-39-133-10-54-22-87-28-139-3-36-8-59-8-96 0-69 8-108 24-177 11-42 35-92 50-150 13-54 24-89 30-144 1-24 4-39 4-65 0-34-6-55-15-86-16-56-49-95-81-128-1-3-4-6-6-9h47c0 2 1 9 3 9z">
          <text:p/>
        </draw:path>
        <draw:path draw:style-name="gr11" draw:text-style-name="P5" draw:layer="layout" svg:width="0.182cm" svg:height="1.33cm" svg:x="2.086cm" svg:y="10.384cm" svg:viewBox="0 0 183 1331" svg:d="M53 1331h-47c2-3 5-6 6-9 32-33 65-72 81-127 9-32 15-53 15-87 0-26-3-41-4-65-6-55-17-90-30-145-15-58-39-108-50-150-16-69-24-108-24-176 0-38 5-60 8-96 6-53 18-84 28-138 8-35 23-83 39-134 21-64 50-136 66-163 11-18 23-45 40-41 9 2-16 44-25 69-13 39-24 65-34 105-15 59-27 101-36 164-9 70-12 123-12 186 0 18 3 33 4 51 3 33 8 55 15 88 6 28 9 19 24 75 12 46 23 72 32 118 13 69 24 109 24 178 0 75-14 123-47 189-21 42-60 93-70 99-2 0-3 8-3 9z">
          <text:p/>
        </draw:path>
        <draw:path draw:style-name="gr11" draw:text-style-name="P5" draw:layer="layout" svg:width="0.182cm" svg:height="1.33cm" svg:x="2.086cm" svg:y="16.179cm" svg:viewBox="0 0 183 1331" svg:d="M56 9c10 6 49 57 70 99 33 66 47 114 47 189 0 69-11 109-24 178-9 46-20 72-32 118-15 55-18 47-24 75-7 33-12 55-15 88-1 18-4 33-4 51 0 63 3 116 12 186 9 63 21 105 36 164 10 40 21 66 34 105 9 25 34 67 25 69-17 4-29-23-40-41-16-27-45-99-66-163-16-51-31-99-39-134-10-54-22-85-28-138-3-36-8-58-8-96 0-69 8-108 24-176 11-42 35-92 50-151 13-54 24-89 30-144 1-24 4-39 4-65 0-34-6-55-15-87-16-55-49-94-81-127-1-3-4-6-6-9h47c0 1 1 9 3 9z">
          <text:p/>
        </draw:path>
        <draw:path draw:style-name="gr11" draw:text-style-name="P5" draw:layer="layout" svg:width="0.182cm" svg:height="1.33cm" svg:x="2.086cm" svg:y="14.861cm" svg:viewBox="0 0 183 1331" svg:d="M53 1331h-47c2-3 5-6 6-9 32-33 65-72 81-128 9-31 15-52 15-87 0-25-3-40-4-64-6-55-17-90-30-144-15-58-39-108-50-150-16-69-24-108-24-177 0-37 5-60 8-96 6-53 18-85 28-139 8-34 23-82 39-133 21-64 50-136 66-163 11-18 23-45 40-41 9 2-16 44-25 69-13 39-24 65-34 105-15 58-27 100-36 163-9 71-12 124-12 187 0 18 3 33 4 51 3 33 8 56 15 89 6 28 9 19 24 75 12 46 23 72 32 118 13 68 24 108 24 177 0 75-14 123-47 189-21 42-60 93-70 99-2 0-3 7-3 9z">
          <text:p/>
        </draw:path>
        <draw:path draw:style-name="gr12" draw:text-style-name="P4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3" draw:text-style-name="P4" draw:layer="layout" svg:width="24.13cm" svg:height="30.163cm" svg:x="-1.301cm" svg:y="-1.263cm" svg:viewBox="0 0 24131 30164" svg:d="M530 1270h-530M23602 1270h529M530 28894h-530M23602 28894h529M1270 529v-529M1270 29634v530M22861 529v-529M22861 29634v530">
          <text:p/>
        </draw:path>
        <draw:path draw:style-name="gr12" draw:text-style-name="P4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2" draw:text-style-name="P4" draw:layer="layout" svg:x1="10.553cm" svg:y1="-0.998cm" svg:x2="10.976cm" svg:y2="-0.998cm">
          <text:p/>
        </draw:line>
        <draw:line draw:style-name="gr12" draw:text-style-name="P4" draw:layer="layout" svg:x1="10.764cm" svg:y1="-1.21cm" svg:x2="10.764cm" svg:y2="-0.787cm">
          <text:p/>
        </draw:line>
        <draw:path draw:style-name="gr12" draw:text-style-name="P4" draw:layer="layout" svg:width="0.211cm" svg:height="0.211cm" svg:x="10.659cm" svg:y="-1.104cm" svg:viewBox="0 0 212 212" svg:d="M212 106c0 59-48 106-107 106-58 0-105-47-105-106s47-106 105-106c59 0 107 47 107 106z">
          <text:p/>
        </draw:path>
        <draw:path draw:style-name="gr13" draw:text-style-name="P4" draw:layer="layout" svg:width="0.353cm" svg:height="0.353cm" svg:x="10.588cm" svg:y="-1.175cm" svg:viewBox="0 0 354 354" svg:d="M354 177c0 97-79 177-177 177s-177-80-177-177c0-98 79-177 177-177s177 79 177 177z">
          <text:p/>
        </draw:path>
        <draw:line draw:style-name="gr13" draw:text-style-name="P4" draw:layer="layout" svg:x1="10.553cm" svg:y1="-0.998cm" svg:x2="10.976cm" svg:y2="-0.998cm">
          <text:p/>
        </draw:line>
        <draw:line draw:style-name="gr13" draw:text-style-name="P4" draw:layer="layout" svg:x1="10.764cm" svg:y1="-1.21cm" svg:x2="10.764cm" svg:y2="-0.787cm">
          <text:p/>
        </draw:line>
        <draw:path draw:style-name="gr14" draw:text-style-name="P6" draw:layer="layout" svg:width="0.211cm" svg:height="0.211cm" svg:x="10.659cm" svg:y="-1.104cm" svg:viewBox="0 0 212 212" svg:d="M212 106c0 59-48 106-107 106-58 0-105-47-105-106s47-106 105-106c59 0 107 47 107 106z">
          <text:p/>
        </draw:path>
        <draw:line draw:style-name="gr15" draw:text-style-name="P4" draw:layer="layout" svg:x1="10.659cm" svg:y1="-0.998cm" svg:x2="10.87cm" svg:y2="-0.998cm">
          <text:p/>
        </draw:line>
        <draw:line draw:style-name="gr15" draw:text-style-name="P4" draw:layer="layout" svg:x1="10.764cm" svg:y1="-1.104cm" svg:x2="10.764cm" svg:y2="-0.893cm">
          <text:p/>
        </draw:line>
        <draw:path draw:style-name="gr12" draw:text-style-name="P4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2" draw:text-style-name="P4" draw:layer="layout" svg:x1="10.553cm" svg:y1="28.635cm" svg:x2="10.976cm" svg:y2="28.635cm">
          <text:p/>
        </draw:line>
        <draw:line draw:style-name="gr12" draw:text-style-name="P4" draw:layer="layout" svg:x1="10.764cm" svg:y1="28.423cm" svg:x2="10.764cm" svg:y2="28.847cm">
          <text:p/>
        </draw:line>
        <draw:path draw:style-name="gr12" draw:text-style-name="P4" draw:layer="layout" svg:width="0.211cm" svg:height="0.212cm" svg:x="10.659cm" svg:y="28.529cm" svg:viewBox="0 0 212 213" svg:d="M212 107c0 58-48 106-107 106-58 0-105-48-105-106 0-60 47-107 105-107 59 0 107 47 107 107z">
          <text:p/>
        </draw:path>
        <draw:path draw:style-name="gr13" draw:text-style-name="P4" draw:layer="layout" svg:width="0.353cm" svg:height="0.352cm" svg:x="10.588cm" svg:y="28.459cm" svg:viewBox="0 0 354 353" svg:d="M354 176c0 98-79 177-177 177s-177-79-177-177c0-97 79-176 177-176s177 79 177 176z">
          <text:p/>
        </draw:path>
        <draw:line draw:style-name="gr13" draw:text-style-name="P4" draw:layer="layout" svg:x1="10.553cm" svg:y1="28.635cm" svg:x2="10.976cm" svg:y2="28.635cm">
          <text:p/>
        </draw:line>
        <draw:line draw:style-name="gr13" draw:text-style-name="P4" draw:layer="layout" svg:x1="10.764cm" svg:y1="28.423cm" svg:x2="10.764cm" svg:y2="28.847cm">
          <text:p/>
        </draw:line>
        <draw:path draw:style-name="gr14" draw:text-style-name="P6" draw:layer="layout" svg:width="0.211cm" svg:height="0.212cm" svg:x="10.659cm" svg:y="28.529cm" svg:viewBox="0 0 212 213" svg:d="M212 107c0 58-48 106-107 106-58 0-105-48-105-106 0-60 47-107 105-107 59 0 107 47 107 107z">
          <text:p/>
        </draw:path>
        <draw:line draw:style-name="gr15" draw:text-style-name="P4" draw:layer="layout" svg:x1="10.659cm" svg:y1="28.635cm" svg:x2="10.87cm" svg:y2="28.635cm">
          <text:p/>
        </draw:line>
        <draw:line draw:style-name="gr15" draw:text-style-name="P4" draw:layer="layout" svg:x1="10.764cm" svg:y1="28.529cm" svg:x2="10.764cm" svg:y2="28.741cm">
          <text:p/>
        </draw:line>
        <draw:path draw:style-name="gr12" draw:text-style-name="P4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2" draw:text-style-name="P4" draw:layer="layout" svg:x1="-1.248cm" svg:y1="13.818cm" svg:x2="-0.824cm" svg:y2="13.818cm">
          <text:p/>
        </draw:line>
        <draw:line draw:style-name="gr12" draw:text-style-name="P4" draw:layer="layout" svg:x1="-1.036cm" svg:y1="13.607cm" svg:x2="-1.036cm" svg:y2="14.03cm">
          <text:p/>
        </draw:line>
        <draw:path draw:style-name="gr12" draw:text-style-name="P4" draw:layer="layout" svg:width="0.212cm" svg:height="0.212cm" svg:x="-1.142cm" svg:y="13.712cm" svg:viewBox="0 0 213 213" svg:d="M213 106c0 60-48 107-107 107-58 0-106-47-106-107 0-58 48-106 106-106 59 0 107 48 107 106z">
          <text:p/>
        </draw:path>
        <draw:path draw:style-name="gr13" draw:text-style-name="P4" draw:layer="layout" svg:width="0.352cm" svg:height="0.353cm" svg:x="-1.212cm" svg:y="13.642cm" svg:viewBox="0 0 353 354" svg:d="M353 176c0 99-80 178-177 178s-176-79-176-178c0-97 79-176 176-176s177 79 177 176z">
          <text:p/>
        </draw:path>
        <draw:line draw:style-name="gr13" draw:text-style-name="P4" draw:layer="layout" svg:x1="-1.248cm" svg:y1="13.818cm" svg:x2="-0.824cm" svg:y2="13.818cm">
          <text:p/>
        </draw:line>
        <draw:line draw:style-name="gr13" draw:text-style-name="P4" draw:layer="layout" svg:x1="-1.036cm" svg:y1="13.607cm" svg:x2="-1.036cm" svg:y2="14.03cm">
          <text:p/>
        </draw:line>
        <draw:path draw:style-name="gr14" draw:text-style-name="P6" draw:layer="layout" svg:width="0.212cm" svg:height="0.212cm" svg:x="-1.142cm" svg:y="13.712cm" svg:viewBox="0 0 213 213" svg:d="M213 106c0 60-48 107-107 107-58 0-106-47-106-107 0-58 48-106 106-106 59 0 107 48 107 106z">
          <text:p/>
        </draw:path>
        <draw:line draw:style-name="gr15" draw:text-style-name="P4" draw:layer="layout" svg:x1="-1.142cm" svg:y1="13.818cm" svg:x2="-0.93cm" svg:y2="13.818cm">
          <text:p/>
        </draw:line>
        <draw:line draw:style-name="gr15" draw:text-style-name="P4" draw:layer="layout" svg:x1="-1.036cm" svg:y1="13.712cm" svg:x2="-1.036cm" svg:y2="13.924cm">
          <text:p/>
        </draw:line>
        <draw:path draw:style-name="gr12" draw:text-style-name="P4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2" draw:text-style-name="P4" draw:layer="layout" svg:x1="22.353cm" svg:y1="13.818cm" svg:x2="22.777cm" svg:y2="13.818cm">
          <text:p/>
        </draw:line>
        <draw:line draw:style-name="gr12" draw:text-style-name="P4" draw:layer="layout" svg:x1="22.565cm" svg:y1="13.607cm" svg:x2="22.565cm" svg:y2="14.03cm">
          <text:p/>
        </draw:line>
        <draw:path draw:style-name="gr12" draw:text-style-name="P4" draw:layer="layout" svg:width="0.212cm" svg:height="0.212cm" svg:x="22.459cm" svg:y="13.712cm" svg:viewBox="0 0 213 213" svg:d="M213 106c0 60-48 107-106 107-59 0-107-47-107-107 0-58 48-106 107-106 58 0 106 48 106 106z">
          <text:p/>
        </draw:path>
        <draw:path draw:style-name="gr13" draw:text-style-name="P4" draw:layer="layout" svg:width="0.352cm" svg:height="0.353cm" svg:x="22.389cm" svg:y="13.642cm" svg:viewBox="0 0 353 354" svg:d="M353 176c0 99-80 178-177 178s-176-79-176-178c0-97 79-176 176-176s177 79 177 176z">
          <text:p/>
        </draw:path>
        <draw:line draw:style-name="gr13" draw:text-style-name="P4" draw:layer="layout" svg:x1="22.353cm" svg:y1="13.818cm" svg:x2="22.777cm" svg:y2="13.818cm">
          <text:p/>
        </draw:line>
        <draw:line draw:style-name="gr13" draw:text-style-name="P4" draw:layer="layout" svg:x1="22.565cm" svg:y1="13.607cm" svg:x2="22.565cm" svg:y2="14.03cm">
          <text:p/>
        </draw:line>
        <draw:path draw:style-name="gr14" draw:text-style-name="P6" draw:layer="layout" svg:width="0.212cm" svg:height="0.212cm" svg:x="22.459cm" svg:y="13.712cm" svg:viewBox="0 0 213 213" svg:d="M213 106c0 60-48 107-106 107-59 0-107-47-107-107 0-58 48-106 107-106 58 0 106 48 106 106z">
          <text:p/>
        </draw:path>
        <draw:line draw:style-name="gr15" draw:text-style-name="P4" draw:layer="layout" svg:x1="22.459cm" svg:y1="13.818cm" svg:x2="22.671cm" svg:y2="13.818cm">
          <text:p/>
        </draw:line>
        <draw:line draw:style-name="gr15" draw:text-style-name="P4" draw:layer="layout" svg:x1="22.565cm" svg:y1="13.712cm" svg:x2="22.565cm" svg:y2="13.924cm">
          <text:p/>
        </draw:line>
        <draw:polygon draw:style-name="gr16" draw:text-style-name="P4" draw:layer="layout" svg:width="0.092cm" svg:height="0.152cm" svg:x="0.336cm" svg:y="28.536cm" svg:viewBox="0 0 93 153" draw:points="47,83 91,41 66,41 18,89 18,0 0,0 0,153 18,153 18,111 34,97 68,153 93,153">
          <text:p/>
        </draw:polygon>
        <draw:path draw:style-name="gr16" draw:text-style-name="P4" draw:layer="layout" svg:width="0.102cm" svg:height="0.117cm" svg:x="0.436cm" svg:y="28.574cm" svg:viewBox="0 0 103 118" svg:d="M0 59c0 29 16 59 52 59 35 0 51-30 51-59 0-28-16-59-51-59-36 0-52 31-52 59zM19 59c0-14 6-43 33-43s32 29 32 43c0 15-5 43-32 43s-33-28-33-43z">
          <text:p/>
        </draw:path>
        <draw:path draw:style-name="gr16" draw:text-style-name="P4" draw:layer="layout" svg:width="0.091cm" svg:height="0.117cm" svg:x="0.553cm" svg:y="28.574cm" svg:viewBox="0 0 92 118" svg:d="M88 36c0-7-2-36-42-36-23 0-43 11-43 36 0 16 10 23 26 27l22 5c16 5 22 7 22 16 0 13-12 18-25 18-27 0-30-14-30-23h-18c0 14 3 39 48 39 25 0 44-14 44-37 0-15-8-23-31-29l-19-4c-15-4-21-6-21-16 0-14 16-16 23-16 24 0 26 12 26 20z">
          <text:p/>
        </draw:path>
        <draw:path draw:style-name="gr16" draw:text-style-name="P4" draw:layer="layout" svg:width="0.101cm" svg:height="0.153cm" svg:x="0.66cm" svg:y="28.539cm" svg:viewBox="0 0 102 154" svg:d="M96 38c0-17-13-38-46-38-36 0-45 25-45 41 0 14 7 24 20 29-16 6-25 18-25 36 0 8 0 24 15 36 12 10 27 12 36 12 35 0 51-23 51-48 0-11-5-28-25-36 6-4 19-10 19-32zM50 79c17 0 31 9 31 29 0 24-16 29-30 29-26 0-31-18-31-30 0-14 9-28 30-28zM50 63c-13 0-26-9-26-23 0-9 5-23 25-23 22 0 28 13 28 22 0 14-11 24-27 24z">
          <text:p/>
        </draw:path>
        <draw:path draw:style-name="gr16" draw:text-style-name="P4" draw:layer="layout" svg:width="0.102cm" svg:height="0.153cm" svg:x="0.777cm" svg:y="28.539cm" svg:viewBox="0 0 103 154" svg:d="M100 40c-2-31-27-40-45-40-44 0-55 47-55 80 0 19 3 38 12 52 10 17 27 22 38 22 21 0 30-6 39-15 10-11 14-22 14-38 0-35-29-47-48-47-20 0-30 10-35 18 0-16 6-55 35-55 16 0 23 10 26 23zM22 103c0-17 10-32 31-32 23 0 31 18 31 31 0 21-13 35-31 35-21 0-31-17-31-34z">
          <text:p/>
        </draw:path>
        <draw:path draw:style-name="gr16" draw:text-style-name="P4" draw:layer="layout" svg:width="0.103cm" svg:height="0.146cm" svg:x="0.895cm" svg:y="28.542cm" svg:viewBox="0 0 104 147" svg:d="M0 18h83c-30 34-57 88-62 129h21c10-68 47-115 62-130v-17h-104z">
          <text:p/>
        </draw:path>
        <draw:path draw:style-name="gr16" draw:text-style-name="P4" draw:layer="layout" svg:width="0.101cm" svg:height="0.153cm" svg:x="1.013cm" svg:y="28.539cm" svg:viewBox="0 0 102 154" svg:d="M99 40c-2-31-26-40-43-40-46 0-56 47-56 80 0 19 2 38 11 52 11 17 27 22 39 22 21 0 30-6 38-15 10-11 14-22 14-38 0-35-28-47-46-47-22 0-32 10-37 18 0-16 6-55 36-55 16 0 24 10 26 23zM22 103c0-17 9-32 31-32 23 0 30 18 30 31 0 21-11 35-29 35-23 0-32-17-32-34z">
          <text:p/>
        </draw:path>
        <draw:path draw:style-name="gr16" draw:text-style-name="P4" draw:layer="layout" svg:width="0.102cm" svg:height="0.153cm" svg:x="1.13cm" svg:y="28.539cm" svg:viewBox="0 0 103 154" svg:d="M83 76c0 39-9 61-31 61s-32-22-32-61c0-37 10-59 32-59s31 22 31 59zM103 76c0-30-8-76-51-76-44 0-52 46-52 76 0 31 8 78 52 78 43 0 51-47 51-78z">
          <text:p/>
        </draw:path>
        <draw:polygon draw:style-name="gr16" draw:text-style-name="P4" draw:layer="layout" svg:width="0.118cm" svg:height="0.01cm" svg:x="1.24cm" svg:y="28.704cm" svg:viewBox="0 0 119 11" draw:points="0,0 0,11 119,11 119,0">
          <text:p/>
        </draw:polygon>
        <draw:path draw:style-name="gr16" draw:text-style-name="P4" draw:layer="layout" svg:width="0.095cm" svg:height="0.117cm" svg:x="1.364cm" svg:y="28.574cm" svg:viewBox="0 0 96 118" svg:d="M96 41c-2-20-14-41-43-41-36 0-53 27-53 63 0 32 19 55 50 55 32 0 44-25 46-42h-19c-3 17-14 26-27 26-25 0-30-24-30-43s7-42 30-42c16 0 24 9 27 24z">
          <text:p/>
        </draw:path>
        <draw:path draw:style-name="gr16" draw:text-style-name="P4" draw:layer="layout" svg:width="0.091cm" svg:height="0.152cm" svg:x="1.477cm" svg:y="28.536cm" svg:viewBox="0 0 92 153" svg:d="M92 76c0-31-22-38-39-38-18 0-27 11-33 18v-56h-20v153h20v-60c0-29 16-38 31-38 18 0 22 9 22 25v73h19z">
          <text:p/>
        </draw:path>
        <draw:path draw:style-name="gr16" draw:text-style-name="P4" draw:layer="layout" svg:width="0.054cm" svg:height="0.149cm" svg:x="1.603cm" svg:y="28.539cm" svg:viewBox="0 0 55 150" svg:d="M55 0h-15c-6 24-16 27-40 28v15h34v107h21z">
          <text:p/>
        </draw:path>
        <draw:path draw:style-name="gr16" draw:text-style-name="P4" draw:layer="layout" svg:width="0.106cm" svg:height="0.149cm" svg:x="1.704cm" svg:y="28.539cm" svg:viewBox="0 0 107 150" svg:d="M107 114v-17h-22v-97h-16l-69 94v20h66v36h19v-36zM66 29v68h-49z">
          <text:p/>
        </draw:path>
        <draw:polygon draw:style-name="gr16" draw:text-style-name="P4" draw:layer="layout" svg:width="0.117cm" svg:height="0.01cm" svg:x="1.817cm" svg:y="28.704cm" svg:viewBox="0 0 118 11" draw:points="0,0 0,11 118,11 118,0">
          <text:p/>
        </draw:polygon>
        <draw:path draw:style-name="gr16" draw:text-style-name="P4" draw:layer="layout" svg:width="0.054cm" svg:height="0.149cm" svg:x="1.956cm" svg:y="28.539cm" svg:viewBox="0 0 55 150" svg:d="M55 0h-14c-6 24-16 27-41 28v15h35v107h20z">
          <text:p/>
        </draw:path>
        <draw:path draw:style-name="gr16" draw:text-style-name="P4" draw:layer="layout" svg:width="0.102cm" svg:height="0.153cm" svg:x="2.06cm" svg:y="28.539cm" svg:viewBox="0 0 103 154" svg:d="M83 76c0 39-10 61-31 61-23 0-32-22-32-61 0-37 9-59 32-59 21 0 31 22 31 59zM103 76c0-30-8-76-51-76-44 0-52 46-52 76 0 31 8 78 52 78 43 0 51-47 51-78z">
          <text:p/>
        </draw:path>
        <draw:path draw:style-name="gr16" draw:text-style-name="P4" draw:layer="layout" svg:width="0.103cm" svg:height="0.15cm" svg:x="2.176cm" svg:y="28.542cm" svg:viewBox="0 0 104 151" svg:d="M32 18h63v-18h-77l-12 80 17 1c7-9 17-14 28-14 18 0 33 11 33 33 0 18-12 34-32 34-16 0-29-8-31-25h-21c4 34 30 42 50 42 46 0 54-37 54-53 0-31-25-48-49-48-14 0-23 4-29 9z">
          <text:p/>
        </draw:path>
        <draw:polygon draw:style-name="gr16" draw:text-style-name="P4" draw:layer="layout" svg:width="0.052cm" svg:height="0.019cm" svg:x="2.297cm" svg:y="28.62cm" svg:viewBox="0 0 53 20" draw:points="53,0 0,0 0,20 53,20">
          <text:p/>
        </draw:polygon>
        <draw:path draw:style-name="gr16" draw:text-style-name="P4" draw:layer="layout" svg:width="0.055cm" svg:height="0.149cm" svg:x="2.379cm" svg:y="28.539cm" svg:viewBox="0 0 56 150" svg:d="M56 0h-15c-6 24-16 27-41 28v15h36v107h20z">
          <text:p/>
        </draw:path>
        <draw:path draw:style-name="gr16" draw:text-style-name="P4" draw:layer="layout" svg:width="0.102cm" svg:height="0.149cm" svg:x="2.481cm" svg:y="28.539cm" svg:viewBox="0 0 103 150" svg:d="M22 53c1-10 2-36 31-36 21 0 29 15 29 27 0 19-11 25-27 34l-20 12c-20 12-34 29-35 60h103v-18h-82c1-5 5-17 26-28l15-10c22-12 41-23 41-50s-22-44-48-44c-16 0-51 5-51 53z">
          <text:p/>
        </draw:path>
        <draw:path draw:style-name="gr16" draw:text-style-name="P4" draw:layer="layout" svg:width="0.102cm" svg:height="0.149cm" svg:x="2.599cm" svg:y="28.539cm" svg:viewBox="0 0 103 150" svg:d="M22 53c1-10 2-36 30-36 22 0 31 15 31 27 0 19-13 25-29 34l-19 12c-20 12-34 29-35 60h103v-18h-82c1-5 5-17 25-28l16-10c23-12 41-23 41-50s-21-44-48-44c-16 0-51 5-51 53z">
          <text:p/>
        </draw:path>
        <draw:polygon draw:style-name="gr16" draw:text-style-name="P4" draw:layer="layout" svg:width="0.022cm" svg:height="0.023cm" svg:x="2.729cm" svg:y="28.665cm" svg:viewBox="0 0 23 24" draw:points="23,0 0,0 0,24 23,24">
          <text:p/>
        </draw:polygon>
        <draw:path draw:style-name="gr16" draw:text-style-name="P4" draw:layer="layout" svg:width="0.019cm" svg:height="0.152cm" svg:x="2.784cm" svg:y="28.536cm" svg:viewBox="0 0 20 153" svg:d="M20 41h-20v112h20zM20 21v-21h-20v21z">
          <text:p/>
        </draw:path>
        <draw:path draw:style-name="gr16" draw:text-style-name="P4" draw:layer="layout" svg:width="0.09cm" svg:height="0.114cm" svg:x="2.831cm" svg:y="28.574cm" svg:viewBox="0 0 91 115" svg:d="M91 38c0-31-22-38-39-38-19 0-29 13-33 19h-1v-16h-18v112h19v-61c0-31 19-37 29-37 19 0 24 9 24 29v69h19z">
          <text:p/>
        </draw:path>
        <draw:path draw:style-name="gr16" draw:text-style-name="P4" draw:layer="layout" svg:width="0.098cm" svg:height="0.155cm" svg:x="2.942cm" svg:y="28.536cm" svg:viewBox="0 0 99 156" svg:d="M99 0h-19v57c-4-7-13-19-34-19-29 0-46 25-46 56 0 27 11 62 50 62 10 0 23-3 31-18h1v15h17zM19 97c0-14 2-42 31-42 27 0 30 30 30 48 0 29-18 37-30 37-21 0-31-18-31-43z">
          <text:p/>
        </draw:path>
        <draw:path draw:style-name="gr16" draw:text-style-name="P4" draw:layer="layout" svg:width="0.098cm" svg:height="0.155cm" svg:x="3.06cm" svg:y="28.536cm" svg:viewBox="0 0 99 156" svg:d="M99 0h-19v57c-5-7-13-19-33-19-31 0-47 25-47 56 0 27 11 62 49 62 11 0 24-3 32-18v15h18zM19 97c0-14 1-42 31-42 27 0 30 30 30 48 0 29-18 37-30 37-21 0-31-18-31-43z">
          <text:p/>
        </draw:path>
        <draw:path draw:style-name="gr16" draw:text-style-name="P4" draw:layer="layout" svg:width="0.054cm" svg:height="0.149cm" svg:x="3.368cm" svg:y="28.539cm" svg:viewBox="0 0 55 150" svg:d="M55 0h-14c-6 24-16 27-41 28v15h35v107h20z">
          <text:p/>
        </draw:path>
        <draw:path draw:style-name="gr16" draw:text-style-name="P4" draw:layer="layout" svg:width="0.101cm" svg:height="0.149cm" svg:x="3.47cm" svg:y="28.539cm" svg:viewBox="0 0 102 150" svg:d="M23 53c1-10 2-36 30-36 22 0 29 15 29 27 0 19-11 25-27 34l-20 12c-19 12-34 29-35 60h102v-18h-81c1-5 6-17 26-28l16-10c22-12 39-23 39-50s-20-44-46-44c-16 0-53 5-53 53z">
          <text:p/>
        </draw:path>
        <draw:path draw:style-name="gr16" draw:text-style-name="P4" draw:layer="layout" svg:width="0.102cm" svg:height="0.153cm" svg:x="3.59cm" svg:y="28.539cm" svg:viewBox="0 0 103 154" svg:d="M83 76c0 39-10 61-31 61-23 0-33-22-33-61 0-37 10-59 33-59 21 0 31 22 31 59zM103 76c0-30-9-76-51-76-44 0-52 46-52 76 0 31 8 78 52 78 42 0 51-47 51-78z">
          <text:p/>
        </draw:path>
        <draw:frame draw:style-name="gr26" draw:text-style-name="P2" draw:layer="layout" svg:width="1.145cm" svg:height="0.48cm" svg:x="4.312cm" svg:y="3.705cm">
          <draw:text-box>
            <text:p text:style-name="P1"><text:span text:style-name="T1"><text:s/></text:span><text:span text:style-name="T1">chord.</text:span></text:p>
          </draw:text-box>
        </draw:frame>
        <draw:path draw:style-name="gr16" draw:text-style-name="P4" draw:layer="layout" svg:width="0.102cm" svg:height="0.153cm" svg:x="19.662cm" svg:y="28.539cm" svg:viewBox="0 0 103 154" svg:d="M83 76c0 39-10 61-32 61-21 0-31-22-31-61 0-37 10-59 31-59 22 0 32 22 32 59zM103 76c0-30-8-76-52-76-42 0-51 46-51 76 0 31 9 78 51 78 44 0 52-47 52-78z">
          <text:p/>
        </draw:path>
        <draw:path draw:style-name="gr16" draw:text-style-name="P4" draw:layer="layout" svg:width="0.1cm" svg:height="0.153cm" svg:x="19.781cm" svg:y="28.539cm" svg:viewBox="0 0 101 154" svg:d="M47 99c14 0 29-6 35-18v1c-4 39-16 56-36 56-16 0-25-9-26-24h-18c0 14 9 40 44 40 52 0 55-69 55-85 0-24-5-69-53-69-31 0-48 24-48 51 0 30 19 48 47 48zM50 82c-13 0-31-3-31-32 0-20 12-33 29-33 23 0 31 15 31 32 0 29-20 33-29 33z">
          <text:p/>
        </draw:path>
        <draw:polygon draw:style-name="gr16" draw:text-style-name="P4" draw:layer="layout" svg:width="0.066cm" svg:height="0.16cm" svg:x="19.886cm" svg:y="28.532cm" svg:viewBox="0 0 67 161" draw:points="67,0 53,0 0,161 15,161">
          <text:p/>
        </draw:polygon>
        <draw:path draw:style-name="gr16" draw:text-style-name="P4" draw:layer="layout" svg:width="0.102cm" svg:height="0.153cm" svg:x="19.957cm" svg:y="28.539cm" svg:viewBox="0 0 103 154" svg:d="M82 76c0 39-10 61-31 61-22 0-32-22-32-61 0-37 10-59 32-59 21 0 31 22 31 59zM103 76c0-30-9-76-52-76s-51 46-51 76c0 31 8 78 51 78s52-47 52-78z">
          <text:p/>
        </draw:path>
        <draw:path draw:style-name="gr16" draw:text-style-name="P4" draw:layer="layout" svg:width="0.054cm" svg:height="0.149cm" svg:x="20.088cm" svg:y="28.539cm" svg:viewBox="0 0 55 150" svg:d="M55 0h-14c-6 24-17 27-41 28v15h35v107h20z">
          <text:p/>
        </draw:path>
        <draw:polygon draw:style-name="gr16" draw:text-style-name="P4" draw:layer="layout" svg:width="0.067cm" svg:height="0.16cm" svg:x="20.18cm" svg:y="28.532cm" svg:viewBox="0 0 68 161" draw:points="68,0 54,0 0,161 15,161">
          <text:p/>
        </draw:polygon>
        <draw:path draw:style-name="gr16" draw:text-style-name="P4" draw:layer="layout" svg:width="0.055cm" svg:height="0.149cm" svg:x="20.264cm" svg:y="28.539cm" svg:viewBox="0 0 56 150" svg:d="M56 0h-15c-6 24-16 27-41 28v15h36v107h20z">
          <text:p/>
        </draw:path>
        <draw:path draw:style-name="gr16" draw:text-style-name="P4" draw:layer="layout" svg:width="0.103cm" svg:height="0.146cm" svg:x="20.368cm" svg:y="28.542cm" svg:viewBox="0 0 104 147" svg:d="M0 18h82c-28 34-55 88-60 129h20c11-68 48-115 62-130v-17h-104z">
          <text:p/>
        </draw:path>
        <draw:path draw:style-name="gr16" draw:text-style-name="P4" draw:layer="layout" svg:width="0.106cm" svg:height="0.149cm" svg:x="20.66cm" svg:y="28.539cm" svg:viewBox="0 0 107 150" svg:d="M107 114v-17h-22v-97h-17l-68 94v20h65v36h20v-36zM65 29v68h-48z">
          <text:p/>
        </draw:path>
        <draw:path draw:style-name="gr16" draw:text-style-name="P4" draw:layer="layout" svg:width="0.022cm" svg:height="0.109cm" svg:x="20.791cm" svg:y="28.579cm" svg:viewBox="0 0 23 110" svg:d="M23 87h-23v23h23zM23 0h-23v22h23z">
          <text:p/>
        </draw:path>
        <draw:path draw:style-name="gr16" draw:text-style-name="P4" draw:layer="layout" svg:width="0.102cm" svg:height="0.15cm" svg:x="20.838cm" svg:y="28.542cm" svg:viewBox="0 0 103 151" svg:d="M32 18h63v-18h-78l-11 80 17 1c7-9 16-14 27-14 19 0 33 11 33 33 0 18-12 34-31 34-17 0-30-8-33-25h-19c4 34 30 42 49 42 47 0 54-37 54-53 0-31-25-48-49-48-13 0-22 4-29 9z">
          <text:p/>
        </draw:path>
        <draw:path draw:style-name="gr16" draw:text-style-name="P4" draw:layer="layout" svg:width="0.1cm" svg:height="0.153cm" svg:x="20.958cm" svg:y="28.539cm" svg:viewBox="0 0 101 154" svg:d="M47 99c13 0 28-6 35-18v1c-5 39-16 56-37 56-15 0-24-9-25-24h-18c0 14 9 40 44 40 52 0 55-69 55-85 0-24-5-69-53-69-32 0-48 24-48 51 0 30 19 48 47 48zM49 82c-12 0-30-3-30-32 0-20 12-33 29-33 21 0 30 15 30 32 0 29-19 33-29 33z">
          <text:p/>
        </draw:path>
        <draw:path draw:style-name="gr16" draw:text-style-name="P4" draw:layer="layout" svg:width="0.113cm" svg:height="0.152cm" svg:x="21.144cm" svg:y="28.536cm" svg:viewBox="0 0 114 153" svg:d="M20 17h43c17 0 30 7 30 26 0 20-12 27-31 27h-42zM20 89h49c33 0 45-25 45-46 0-25-17-43-45-43h-69v153h20z">
          <text:p/>
        </draw:path>
        <draw:path draw:style-name="gr16" draw:text-style-name="P4" draw:layer="layout" svg:width="0.146cm" svg:height="0.152cm" svg:x="21.282cm" svg:y="28.536cm" svg:viewBox="0 0 147 153" svg:d="M147 153v-153h-29l-45 129-43-129h-30v153h20v-91c0-4 0-24 0-38l43 129h20l44-129c0 14 0 34 0 38v91z">
          <text:p/>
        </draw:path>
        <draw:frame draw:style-name="gr18" draw:text-style-name="P7" draw:layer="layout" svg:width="3.401cm" svg:height="0.213cm" svg:x="0.323cm" svg:y="28.534cm">
          <draw:text-box>
            <text:p text:style-name="P1"><text:span text:style-name="T4">kos86760_ch14_105-122.indd <text:s text:c="2"/>120</text:span></text:p>
          </draw:text-box>
        </draw:frame>
        <draw:frame draw:style-name="gr19" draw:text-style-name="P7" draw:layer="layout" svg:width="1.801cm" svg:height="0.213cm" svg:x="19.655cm" svg:y="28.534cm">
          <draw:text-box>
            <text:p text:style-name="P1"><text:span text:style-name="T4">09/01/17 <text:s text:c="2"/>4:59 PM</text:span></text:p>
          </draw:text-box>
        </draw:frame>
        <draw:frame draw:style-name="gr26" draw:text-style-name="P2" draw:layer="layout" svg:width="1.145cm" svg:height="0.48cm" svg:x="4.313cm" svg:y="3.705cm">
          <draw:text-box>
            <text:p text:style-name="P1"><text:span text:style-name="T1"><text:s/></text:span><text:span text:style-name="T1">chord.</text:span></text:p>
          </draw:text-box>
        </draw:frame>
        <draw:frame draw:style-name="gr27" draw:text-style-name="P9" draw:layer="layout" svg:width="0.324cm" svg:height="0.48cm" svg:x="3.106cm" svg:y="7.89cm">
          <draw:text-box>
            <text:p text:style-name="P1"><text:span text:style-name="T1">E</text:span><text:span text:style-name="T5">b</text:span></text:p>
          </draw:text-box>
        </draw:frame>
        <draw:frame draw:style-name="gr27" draw:text-style-name="P9" draw:layer="layout" svg:width="0.249cm" svg:height="0.48cm" svg:x="4.383cm" svg:y="7.89cm">
          <draw:text-box>
            <text:p text:style-name="P1"><text:span text:style-name="T1">I</text:span></text:p>
          </draw:text-box>
        </draw:frame>
        <draw:frame draw:style-name="gr27" draw:text-style-name="P9" draw:layer="layout" svg:width="0.349cm" svg:height="0.48cm" svg:x="6.833cm" svg:y="7.89cm">
          <draw:text-box>
            <text:p text:style-name="P1"><text:span text:style-name="T1">I</text:span><text:span text:style-name="T5">6</text:span><text:span text:style-name="T6">4</text:span></text:p>
          </draw:text-box>
        </draw:frame>
        <draw:frame draw:style-name="gr27" draw:text-style-name="P9" draw:layer="layout" svg:width="0.249cm" svg:height="0.48cm" svg:x="7.491cm" svg:y="7.89cm">
          <draw:text-box>
            <text:p text:style-name="P1"><text:span text:style-name="T1">V</text:span></text:p>
          </draw:text-box>
        </draw:frame>
        <draw:frame draw:style-name="gr27" draw:text-style-name="P9" draw:layer="layout" svg:width="0.249cm" svg:height="0.48cm" svg:x="8.405cm" svg:y="7.89cm">
          <draw:text-box>
            <text:p text:style-name="P1"><text:span text:style-name="T1">I</text:span></text:p>
          </draw:text-box>
        </draw:frame>
        <draw:frame draw:style-name="gr27" draw:text-style-name="P9" draw:layer="layout" svg:width="0.332cm" svg:height="0.48cm" svg:x="10.18cm" svg:y="7.89cm">
          <draw:text-box>
            <text:p text:style-name="P1"><text:span text:style-name="T1">IV</text:span></text:p>
          </draw:text-box>
        </draw:frame>
        <draw:frame draw:style-name="gr27" draw:text-style-name="P9" draw:layer="layout" svg:width="0.249cm" svg:height="0.48cm" svg:x="10.752cm" svg:y="7.89cm">
          <draw:text-box>
            <text:p text:style-name="P1"><text:span text:style-name="T1">I</text:span><text:span text:style-name="T5">6</text:span></text:p>
          </draw:text-box>
        </draw:frame>
        <draw:frame draw:style-name="gr27" draw:text-style-name="P9" draw:layer="layout" svg:width="0.481cm" svg:height="0.48cm" svg:x="11.972cm" svg:y="7.89cm">
          <draw:text-box>
            <text:p text:style-name="P1"><text:span text:style-name="T7">vii</text:span><text:span text:style-name="T5">o</text:span></text:p>
          </draw:text-box>
        </draw:frame>
        <draw:frame draw:style-name="gr27" draw:text-style-name="P9" draw:layer="layout" svg:width="0.249cm" svg:height="0.48cm" svg:x="12.669cm" svg:y="7.89cm">
          <draw:text-box>
            <text:p text:style-name="P1"><text:span text:style-name="T1">I</text:span></text:p>
          </draw:text-box>
        </draw:frame>
        <draw:frame draw:style-name="gr27" draw:text-style-name="P9" draw:layer="layout" svg:width="0.249cm" svg:height="0.48cm" svg:x="14.128cm" svg:y="7.89cm">
          <draw:text-box>
            <text:p text:style-name="P1"><text:span text:style-name="T1">V</text:span></text:p>
          </draw:text-box>
        </draw:frame>
        <draw:frame draw:style-name="gr27" draw:text-style-name="P9" draw:layer="layout" svg:width="0.481cm" svg:height="0.48cm" svg:x="14.475cm" svg:y="7.89cm">
          <draw:text-box>
            <text:p text:style-name="P1"><text:span text:style-name="T1">vii</text:span><text:span text:style-name="T5">o</text:span></text:p>
          </draw:text-box>
        </draw:frame>
        <draw:frame draw:style-name="gr27" draw:text-style-name="P9" draw:layer="layout" svg:width="0.249cm" svg:height="0.48cm" svg:x="15.126cm" svg:y="7.89cm">
          <draw:text-box>
            <text:p text:style-name="P1"><text:span text:style-name="T1">I</text:span></text:p>
          </draw:text-box>
        </draw:frame>
        <draw:frame draw:style-name="gr27" draw:text-style-name="P9" draw:layer="layout" svg:width="0.332cm" svg:height="0.48cm" svg:x="16.04cm" svg:y="7.89cm">
          <draw:text-box>
            <text:p text:style-name="P1"><text:span text:style-name="T1">IV</text:span></text:p>
          </draw:text-box>
        </draw:frame>
        <draw:g>
          <draw:line draw:style-name="gr25" draw:text-style-name="P8" draw:layer="layout" svg:x1="4.768cm" svg:y1="12.581cm" svg:x2="4.768cm" svg:y2="11.99cm">
            <text:p/>
          </draw:line>
          <draw:path draw:style-name="gr11" draw:text-style-name="P5" draw:layer="layout" svg:width="0.256cm" svg:height="0.215cm" svg:x="4.521cm" svg:y="12.504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4.54cm" svg:y1="11.727cm" svg:x2="4.54cm" svg:y2="11.136cm">
            <text:p/>
          </draw:line>
          <draw:path draw:style-name="gr11" draw:text-style-name="P5" draw:layer="layout" svg:width="0.255cm" svg:height="0.216cm" svg:x="4.531cm" svg:y="10.997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4.769cm" svg:y1="10.724cm" svg:x2="4.769cm" svg:y2="10.133cm">
            <text:p/>
          </draw:line>
          <draw:path draw:style-name="gr11" draw:text-style-name="P5" draw:layer="layout" svg:width="0.256cm" svg:height="0.215cm" svg:x="4.522cm" svg:y="10.647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5.268cm" svg:y1="11.57cm" svg:x2="5.268cm" svg:y2="10.979cm">
            <text:p/>
          </draw:line>
          <draw:path draw:style-name="gr11" draw:text-style-name="P5" draw:layer="layout" svg:width="0.224cm" svg:height="0.182cm" svg:x="5.256cm" svg:y="10.855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5.471cm" svg:y1="10.732cm" svg:x2="5.471cm" svg:y2="10.141cm">
            <text:p/>
          </draw:line>
          <draw:path draw:style-name="gr11" draw:text-style-name="P5" draw:layer="layout" svg:width="0.224cm" svg:height="0.182cm" svg:x="5.256cm" svg:y="10.672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5.472cm" svg:y1="12.579cm" svg:x2="5.472cm" svg:y2="11.988cm">
            <text:p/>
          </draw:line>
          <draw:path draw:style-name="gr11" draw:text-style-name="P5" draw:layer="layout" svg:width="0.224cm" svg:height="0.182cm" svg:x="5.257cm" svg:y="12.519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5.269cm" svg:y1="13.497cm" svg:x2="5.269cm" svg:y2="12.906cm">
            <text:p/>
          </draw:line>
          <draw:path draw:style-name="gr11" draw:text-style-name="P5" draw:layer="layout" svg:width="0.224cm" svg:height="0.182cm" svg:x="5.257cm" svg:y="12.782cm" svg:viewBox="0 0 225 183" svg:d="M209 25c32 35 14 93-39 130-54 36-123 37-154 3-32-36-13-94 39-130 54-36 123-37 154-3z">
            <text:p/>
          </draw:path>
        </draw:g>
        <draw:line draw:style-name="gr10" draw:text-style-name="P4" draw:layer="layout" svg:x1="5.84cm" svg:y1="13.055cm" svg:x2="5.84cm" svg:y2="10.381cm">
          <text:p/>
        </draw:line>
        <draw:g>
          <draw:line draw:style-name="gr25" draw:text-style-name="P8" draw:layer="layout" svg:x1="6.314cm" svg:y1="12.581cm" svg:x2="6.314cm" svg:y2="11.99cm">
            <text:p/>
          </draw:line>
          <draw:path draw:style-name="gr11" draw:text-style-name="P5" draw:layer="layout" svg:width="0.256cm" svg:height="0.215cm" svg:x="6.067cm" svg:y="12.504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6.085cm" svg:y1="13.687cm" svg:x2="6.085cm" svg:y2="13.096cm">
            <text:p/>
          </draw:line>
          <draw:path draw:style-name="gr11" draw:text-style-name="P5" draw:layer="layout" svg:width="0.255cm" svg:height="0.216cm" svg:x="6.076cm" svg:y="12.957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6.597cm" svg:y1="11.753cm" svg:x2="6.597cm" svg:y2="11.162cm">
            <text:p/>
          </draw:line>
          <draw:path draw:style-name="gr11" draw:text-style-name="P5" draw:layer="layout" svg:width="0.224cm" svg:height="0.182cm" svg:x="6.585cm" svg:y="11.038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6.8cm" svg:y1="10.915cm" svg:x2="6.8cm" svg:y2="10.324cm">
            <text:p/>
          </draw:line>
          <draw:path draw:style-name="gr11" draw:text-style-name="P5" draw:layer="layout" svg:width="0.224cm" svg:height="0.182cm" svg:x="6.585cm" svg:y="10.855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6.801cm" svg:y1="12.842cm" svg:x2="6.801cm" svg:y2="12.251cm">
            <text:p/>
          </draw:line>
          <draw:path draw:style-name="gr11" draw:text-style-name="P5" draw:layer="layout" svg:width="0.224cm" svg:height="0.182cm" svg:x="6.586cm" svg:y="12.782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6.598cm" svg:y1="13.68cm" svg:x2="6.598cm" svg:y2="13.089cm">
            <text:p/>
          </draw:line>
          <draw:path draw:style-name="gr11" draw:text-style-name="P5" draw:layer="layout" svg:width="0.224cm" svg:height="0.182cm" svg:x="6.586cm" svg:y="12.965cm" svg:viewBox="0 0 225 183" svg:d="M209 25c32 35 14 93-39 130-54 36-123 37-154 3-32-36-13-94 39-130 54-36 123-37 154-3z">
            <text:p/>
          </draw:path>
        </draw:g>
        <draw:line draw:style-name="gr10" draw:text-style-name="P4" draw:layer="layout" svg:x1="7.043cm" svg:y1="13.055cm" svg:x2="7.043cm" svg:y2="10.381cm">
          <text:p/>
        </draw:line>
        <draw:g>
          <draw:line draw:style-name="gr25" draw:text-style-name="P8" draw:layer="layout" svg:x1="7.536cm" svg:y1="12.581cm" svg:x2="7.536cm" svg:y2="11.99cm">
            <text:p/>
          </draw:line>
          <draw:path draw:style-name="gr11" draw:text-style-name="P5" draw:layer="layout" svg:width="0.256cm" svg:height="0.215cm" svg:x="7.289cm" svg:y="12.504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7.307cm" svg:y1="13.511cm" svg:x2="7.307cm" svg:y2="12.92cm">
            <text:p/>
          </draw:line>
          <draw:path draw:style-name="gr11" draw:text-style-name="P5" draw:layer="layout" svg:width="0.255cm" svg:height="0.216cm" svg:x="7.298cm" svg:y="12.781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7.308cm" svg:y1="11.727cm" svg:x2="7.308cm" svg:y2="11.136cm">
            <text:p/>
          </draw:line>
          <draw:path draw:style-name="gr11" draw:text-style-name="P5" draw:layer="layout" svg:width="0.255cm" svg:height="0.216cm" svg:x="7.299cm" svg:y="10.997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7.537cm" svg:y1="10.893cm" svg:x2="7.537cm" svg:y2="10.302cm">
            <text:p/>
          </draw:line>
          <draw:path draw:style-name="gr11" draw:text-style-name="P5" draw:layer="layout" svg:width="0.256cm" svg:height="0.215cm" svg:x="7.29cm" svg:y="10.816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7.819cm" svg:y1="11.806cm" svg:x2="7.819cm" svg:y2="11.215cm">
            <text:p/>
          </draw:line>
          <draw:path draw:style-name="gr11" draw:text-style-name="P5" draw:layer="layout" svg:width="0.224cm" svg:height="0.182cm" svg:x="7.807cm" svg:y="11.091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8.022cm" svg:y1="10.81cm" svg:x2="8.022cm" svg:y2="10.219cm">
            <text:p/>
          </draw:line>
          <draw:path draw:style-name="gr11" draw:text-style-name="P5" draw:layer="layout" svg:width="0.224cm" svg:height="0.182cm" svg:x="7.807cm" svg:y="10.75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8.023cm" svg:y1="12.499cm" svg:x2="8.023cm" svg:y2="11.908cm">
            <text:p/>
          </draw:line>
          <draw:path draw:style-name="gr11" draw:text-style-name="P5" draw:layer="layout" svg:width="0.224cm" svg:height="0.182cm" svg:x="7.808cm" svg:y="12.439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7.82cm" svg:y1="13.499cm" svg:x2="7.82cm" svg:y2="12.908cm">
            <text:p/>
          </draw:line>
          <draw:path draw:style-name="gr11" draw:text-style-name="P5" draw:layer="layout" svg:width="0.224cm" svg:height="0.182cm" svg:x="7.808cm" svg:y="12.784cm" svg:viewBox="0 0 225 183" svg:d="M209 25c32 35 14 93-39 130-54 36-123 37-154 3-32-36-13-94 39-130 54-36 123-37 154-3z">
            <text:p/>
          </draw:path>
        </draw:g>
        <draw:line draw:style-name="gr10" draw:text-style-name="P4" draw:layer="layout" svg:x1="8.281cm" svg:y1="13.055cm" svg:x2="8.281cm" svg:y2="10.381cm">
          <text:p/>
        </draw:line>
        <draw:g>
          <draw:line draw:style-name="gr25" draw:text-style-name="P8" draw:layer="layout" svg:x1="8.752cm" svg:y1="12.398cm" svg:x2="8.752cm" svg:y2="11.807cm">
            <text:p/>
          </draw:line>
          <draw:path draw:style-name="gr11" draw:text-style-name="P5" draw:layer="layout" svg:width="0.256cm" svg:height="0.215cm" svg:x="8.505cm" svg:y="12.321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8.523cm" svg:y1="13.499cm" svg:x2="8.523cm" svg:y2="12.908cm">
            <text:p/>
          </draw:line>
          <draw:path draw:style-name="gr11" draw:text-style-name="P5" draw:layer="layout" svg:width="0.255cm" svg:height="0.216cm" svg:x="8.514cm" svg:y="12.769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8.524cm" svg:y1="11.728cm" svg:x2="8.524cm" svg:y2="11.137cm">
            <text:p/>
          </draw:line>
          <draw:path draw:style-name="gr11" draw:text-style-name="P5" draw:layer="layout" svg:width="0.255cm" svg:height="0.216cm" svg:x="8.515cm" svg:y="10.998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8.753cm" svg:y1="10.908cm" svg:x2="8.753cm" svg:y2="10.317cm">
            <text:p/>
          </draw:line>
          <draw:path draw:style-name="gr11" draw:text-style-name="P5" draw:layer="layout" svg:width="0.256cm" svg:height="0.215cm" svg:x="8.506cm" svg:y="10.831cm" svg:viewBox="0 0 257 216" svg:d="M105 73c-40 22-93 58-70 94 21 31 78-3 119-27 52-31 90-64 72-92-23-38-99 13-121 25zM12 176c-69-123 180-237 234-138 65 119-175 245-234 138z">
            <text:p/>
          </draw:path>
        </draw:g>
        <draw:path draw:style-name="gr11" draw:text-style-name="P5" draw:layer="layout" svg:width="0.184cm" svg:height="0.558cm" svg:x="9.172cm" svg:y="12.418cm" svg:viewBox="0 0 185 559" svg:d="M134 172l-27 80c-6 20-19 43-17 61 2 21 19 38 35 56l60 68-10 11-10-6c-30-19-70-15-89 4-27 27-13 65 15 92l6 6-14 15-14-15c-23-22-96-94-59-144 13-16 49-23 81-21l10 1-90-102 36-98c7-20 16-33 19-55 3-23-12-36-24-55l-38-57 20-13z">
          <text:p/>
        </draw:path>
        <draw:path draw:style-name="gr11" draw:text-style-name="P5" draw:layer="layout" svg:width="0.184cm" svg:height="0.558cm" svg:x="9.172cm" svg:y="10.474cm" svg:viewBox="0 0 185 559" svg:d="M134 171l-27 80c-6 20-19 45-17 63 2 20 19 37 35 55l60 68-10 12-10-7c-30-19-70-15-89 4-27 27-13 65 15 92l6 6-14 15-14-15c-23-22-96-94-59-144 13-15 49-23 81-21l10 1-90-102 36-98c7-21 16-34 19-56 3-23-12-36-24-55l-38-57 20-12z">
          <text:p/>
        </draw:path>
        <draw:line draw:style-name="gr10" draw:text-style-name="P4" draw:layer="layout" svg:x1="9.655cm" svg:y1="13.079cm" svg:x2="9.655cm" svg:y2="10.405cm">
          <text:p/>
        </draw:line>
        <draw:g>
          <draw:line draw:style-name="gr25" draw:text-style-name="P8" draw:layer="layout" svg:x1="9.932cm" svg:y1="13.246cm" svg:x2="9.932cm" svg:y2="12.655cm">
            <text:p/>
          </draw:line>
          <draw:path draw:style-name="gr11" draw:text-style-name="P5" draw:layer="layout" svg:width="0.224cm" svg:height="0.182cm" svg:x="9.92cm" svg:y="12.531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0.135cm" svg:y1="12.327cm" svg:x2="10.135cm" svg:y2="11.736cm">
            <text:p/>
          </draw:line>
          <draw:path draw:style-name="gr11" draw:text-style-name="P5" draw:layer="layout" svg:width="0.224cm" svg:height="0.182cm" svg:x="9.92cm" svg:y="12.267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9.933cm" svg:y1="11.746cm" svg:x2="9.933cm" svg:y2="11.155cm">
            <text:p/>
          </draw:line>
          <draw:path draw:style-name="gr11" draw:text-style-name="P5" draw:layer="layout" svg:width="0.224cm" svg:height="0.182cm" svg:x="9.921cm" svg:y="11.031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0.136cm" svg:y1="10.643cm" svg:x2="10.136cm" svg:y2="10.052cm">
            <text:p/>
          </draw:line>
          <draw:path draw:style-name="gr11" draw:text-style-name="P5" draw:layer="layout" svg:width="0.224cm" svg:height="0.182cm" svg:x="9.921cm" svg:y="10.583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0.433cm" svg:y1="13.229cm" svg:x2="10.433cm" svg:y2="12.638cm">
            <text:p/>
          </draw:line>
          <draw:path draw:style-name="gr11" draw:text-style-name="P5" draw:layer="layout" svg:width="0.255cm" svg:height="0.216cm" svg:x="10.424cm" svg:y="12.499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10.68cm" svg:y1="12.398cm" svg:x2="10.68cm" svg:y2="11.807cm">
            <text:p/>
          </draw:line>
          <draw:path draw:style-name="gr11" draw:text-style-name="P5" draw:layer="layout" svg:width="0.256cm" svg:height="0.215cm" svg:x="10.433cm" svg:y="12.321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10.434cm" svg:y1="11.73cm" svg:x2="10.434cm" svg:y2="11.139cm">
            <text:p/>
          </draw:line>
          <draw:path draw:style-name="gr11" draw:text-style-name="P5" draw:layer="layout" svg:width="0.255cm" svg:height="0.216cm" svg:x="10.425cm" svg:y="11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10.681cm" svg:y1="10.729cm" svg:x2="10.681cm" svg:y2="10.138cm">
            <text:p/>
          </draw:line>
          <draw:path draw:style-name="gr11" draw:text-style-name="P5" draw:layer="layout" svg:width="0.256cm" svg:height="0.215cm" svg:x="10.434cm" svg:y="10.652cm" svg:viewBox="0 0 257 216" svg:d="M105 73c-40 22-93 58-70 94 21 31 78-3 119-27 52-31 90-64 72-92-23-38-99 13-121 25zM12 176c-69-123 180-237 234-138 65 119-175 245-234 138z">
            <text:p/>
          </draw:path>
        </draw:g>
        <draw:line draw:style-name="gr10" draw:text-style-name="P4" draw:layer="layout" svg:x1="11.413cm" svg:y1="13.079cm" svg:x2="11.413cm" svg:y2="10.405cm">
          <text:p/>
        </draw:line>
        <draw:g>
          <draw:line draw:style-name="gr25" draw:text-style-name="P8" draw:layer="layout" svg:x1="11.713cm" svg:y1="13.319cm" svg:x2="11.713cm" svg:y2="12.728cm">
            <text:p/>
          </draw:line>
          <draw:path draw:style-name="gr11" draw:text-style-name="P5" draw:layer="layout" svg:width="0.224cm" svg:height="0.182cm" svg:x="11.701cm" svg:y="12.604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1.904cm" svg:y1="12.327cm" svg:x2="11.904cm" svg:y2="11.736cm">
            <text:p/>
          </draw:line>
          <draw:path draw:style-name="gr11" draw:text-style-name="P5" draw:layer="layout" svg:width="0.224cm" svg:height="0.182cm" svg:x="11.689cm" svg:y="12.267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1.714cm" svg:y1="11.648cm" svg:x2="11.714cm" svg:y2="11.057cm">
            <text:p/>
          </draw:line>
          <draw:path draw:style-name="gr11" draw:text-style-name="P5" draw:layer="layout" svg:width="0.224cm" svg:height="0.182cm" svg:x="11.702cm" svg:y="10.933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1.905cm" svg:y1="10.81cm" svg:x2="11.905cm" svg:y2="10.219cm">
            <text:p/>
          </draw:line>
          <draw:path draw:style-name="gr11" draw:text-style-name="P5" draw:layer="layout" svg:width="0.224cm" svg:height="0.182cm" svg:x="11.69cm" svg:y="10.75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2.441cm" svg:y1="12.399cm" svg:x2="12.441cm" svg:y2="11.808cm">
            <text:p/>
          </draw:line>
          <draw:path draw:style-name="gr11" draw:text-style-name="P5" draw:layer="layout" svg:width="0.256cm" svg:height="0.215cm" svg:x="12.194cm" svg:y="12.322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12.205cm" svg:y1="11.741cm" svg:x2="12.205cm" svg:y2="11.15cm">
            <text:p/>
          </draw:line>
          <draw:path draw:style-name="gr11" draw:text-style-name="P5" draw:layer="layout" svg:width="0.255cm" svg:height="0.216cm" svg:x="12.196cm" svg:y="11.011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12.442cm" svg:y1="10.737cm" svg:x2="12.442cm" svg:y2="10.146cm">
            <text:p/>
          </draw:line>
          <draw:path draw:style-name="gr11" draw:text-style-name="P5" draw:layer="layout" svg:width="0.256cm" svg:height="0.215cm" svg:x="12.195cm" svg:y="10.66cm" svg:viewBox="0 0 257 216" svg:d="M105 73c-40 22-93 58-70 94 21 31 78-3 119-27 52-31 90-64 72-92-23-38-99 13-121 25zM12 176c-69-123 180-237 234-138 65 119-175 245-234 138z">
            <text:p/>
          </draw:path>
        </draw:g>
        <draw:line draw:style-name="gr10" draw:text-style-name="P4" draw:layer="layout" svg:x1="13.331cm" svg:y1="13.079cm" svg:x2="13.331cm" svg:y2="10.405cm">
          <text:p/>
        </draw:line>
        <draw:g>
          <draw:line draw:style-name="gr25" draw:text-style-name="P8" draw:layer="layout" svg:x1="13.777cm" svg:y1="13.503cm" svg:x2="13.777cm" svg:y2="12.912cm">
            <text:p/>
          </draw:line>
          <draw:path draw:style-name="gr11" draw:text-style-name="P5" draw:layer="layout" svg:width="0.224cm" svg:height="0.182cm" svg:x="13.765cm" svg:y="12.788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3.98cm" svg:y1="12.507cm" svg:x2="13.98cm" svg:y2="11.916cm">
            <text:p/>
          </draw:line>
          <draw:path draw:style-name="gr11" draw:text-style-name="P5" draw:layer="layout" svg:width="0.224cm" svg:height="0.182cm" svg:x="13.765cm" svg:y="12.447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3.778cm" svg:y1="11.637cm" svg:x2="13.778cm" svg:y2="11.046cm">
            <text:p/>
          </draw:line>
          <draw:path draw:style-name="gr11" draw:text-style-name="P5" draw:layer="layout" svg:width="0.224cm" svg:height="0.182cm" svg:x="13.766cm" svg:y="10.922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3.981cm" svg:y1="10.715cm" svg:x2="13.981cm" svg:y2="10.124cm">
            <text:p/>
          </draw:line>
          <draw:path draw:style-name="gr11" draw:text-style-name="P5" draw:layer="layout" svg:width="0.224cm" svg:height="0.182cm" svg:x="13.766cm" svg:y="10.655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4.238cm" svg:y1="13.319cm" svg:x2="14.238cm" svg:y2="12.728cm">
            <text:p/>
          </draw:line>
          <draw:path draw:style-name="gr11" draw:text-style-name="P5" draw:layer="layout" svg:width="0.224cm" svg:height="0.182cm" svg:x="14.226cm" svg:y="12.604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4.429cm" svg:y1="12.481cm" svg:x2="14.429cm" svg:y2="11.89cm">
            <text:p/>
          </draw:line>
          <draw:path draw:style-name="gr11" draw:text-style-name="P5" draw:layer="layout" svg:width="0.224cm" svg:height="0.182cm" svg:x="14.214cm" svg:y="12.421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4.239cm" svg:y1="11.648cm" svg:x2="14.239cm" svg:y2="11.057cm">
            <text:p/>
          </draw:line>
          <draw:path draw:style-name="gr11" draw:text-style-name="P5" draw:layer="layout" svg:width="0.224cm" svg:height="0.182cm" svg:x="14.227cm" svg:y="10.933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4.43cm" svg:y1="10.81cm" svg:x2="14.43cm" svg:y2="10.219cm">
            <text:p/>
          </draw:line>
          <draw:path draw:style-name="gr11" draw:text-style-name="P5" draw:layer="layout" svg:width="0.224cm" svg:height="0.182cm" svg:x="14.215cm" svg:y="10.75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4.685cm" svg:y1="13.504cm" svg:x2="14.685cm" svg:y2="12.913cm">
            <text:p/>
          </draw:line>
          <draw:path draw:style-name="gr11" draw:text-style-name="P5" draw:layer="layout" svg:width="0.224cm" svg:height="0.182cm" svg:x="14.673cm" svg:y="12.789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4.88cm" svg:y1="12.406cm" svg:x2="14.88cm" svg:y2="11.815cm">
            <text:p/>
          </draw:line>
          <draw:path draw:style-name="gr11" draw:text-style-name="P5" draw:layer="layout" svg:width="0.224cm" svg:height="0.182cm" svg:x="14.665cm" svg:y="12.346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4.686cm" svg:y1="11.723cm" svg:x2="14.686cm" svg:y2="11.132cm">
            <text:p/>
          </draw:line>
          <draw:path draw:style-name="gr11" draw:text-style-name="P5" draw:layer="layout" svg:width="0.224cm" svg:height="0.182cm" svg:x="14.674cm" svg:y="11.008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4.881cm" svg:y1="10.708cm" svg:x2="14.881cm" svg:y2="10.117cm">
            <text:p/>
          </draw:line>
          <draw:path draw:style-name="gr11" draw:text-style-name="P5" draw:layer="layout" svg:width="0.224cm" svg:height="0.182cm" svg:x="14.666cm" svg:y="10.648cm" svg:viewBox="0 0 225 183" svg:d="M209 25c32 36 14 94-40 130-53 36-122 37-154 3-31-35-13-93 40-130 54-36 123-37 154-3z">
            <text:p/>
          </draw:path>
        </draw:g>
        <draw:line draw:style-name="gr10" draw:text-style-name="P4" draw:layer="layout" svg:x1="15.542cm" svg:y1="13.079cm" svg:x2="15.542cm" svg:y2="10.405cm">
          <text:p/>
        </draw:line>
        <draw:g>
          <draw:line draw:style-name="gr25" draw:text-style-name="P8" draw:layer="layout" svg:x1="15.897cm" svg:y1="13.596cm" svg:x2="15.897cm" svg:y2="13.005cm">
            <text:p/>
          </draw:line>
          <draw:path draw:style-name="gr11" draw:text-style-name="P5" draw:layer="layout" svg:width="0.255cm" svg:height="0.216cm" svg:x="15.888cm" svg:y="12.866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16.116cm" svg:y1="12.328cm" svg:x2="16.116cm" svg:y2="11.737cm">
            <text:p/>
          </draw:line>
          <draw:path draw:style-name="gr11" draw:text-style-name="P5" draw:layer="layout" svg:width="0.256cm" svg:height="0.215cm" svg:x="15.869cm" svg:y="12.251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15.898cm" svg:y1="11.732cm" svg:x2="15.898cm" svg:y2="11.141cm">
            <text:p/>
          </draw:line>
          <draw:path draw:style-name="gr11" draw:text-style-name="P5" draw:layer="layout" svg:width="0.255cm" svg:height="0.216cm" svg:x="15.889cm" svg:y="11.002cm" svg:viewBox="0 0 256 217" svg:d="M105 74c-39 21-93 57-70 92 21 32 78-2 119-26 52-31 89-64 72-91-24-38-99 13-121 25zM12 177c-69-124 179-239 233-139 66 119-174 245-233 139z">
            <text:p/>
          </draw:path>
        </draw:g>
        <draw:g>
          <draw:line draw:style-name="gr25" draw:text-style-name="P8" draw:layer="layout" svg:x1="16.117cm" svg:y1="10.64cm" svg:x2="16.117cm" svg:y2="10.049cm">
            <text:p/>
          </draw:line>
          <draw:path draw:style-name="gr11" draw:text-style-name="P5" draw:layer="layout" svg:width="0.256cm" svg:height="0.215cm" svg:x="15.87cm" svg:y="10.563cm" svg:viewBox="0 0 257 216" svg:d="M105 73c-40 22-93 58-70 94 21 31 78-3 119-27 52-31 90-64 72-92-23-38-99 13-121 25zM12 176c-69-123 180-237 234-138 65 119-175 245-234 138z">
            <text:p/>
          </draw:path>
        </draw:g>
        <draw:g>
          <draw:line draw:style-name="gr25" draw:text-style-name="P8" draw:layer="layout" svg:x1="4.909cm" svg:y1="13.595cm" svg:x2="4.909cm" svg:y2="13.004cm">
            <text:p/>
          </draw:line>
          <draw:path draw:style-name="gr11" draw:text-style-name="P5" draw:layer="layout" svg:width="0.224cm" svg:height="0.182cm" svg:x="4.897cm" svg:y="12.88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4.549cm" svg:y1="13.699cm" svg:x2="4.549cm" svg:y2="13.108cm">
            <text:p/>
          </draw:line>
          <draw:path draw:style-name="gr11" draw:text-style-name="P5" draw:layer="layout" svg:width="0.224cm" svg:height="0.182cm" svg:x="4.537cm" svg:y="12.984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6.314cm" svg:y1="10.721cm" svg:x2="6.314cm" svg:y2="10.13cm">
            <text:p/>
          </draw:line>
          <draw:path draw:style-name="gr11" draw:text-style-name="P5" draw:layer="layout" svg:width="0.224cm" svg:height="0.182cm" svg:x="6.099cm" svg:y="10.661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6.551cm" svg:y1="10.809cm" svg:x2="6.551cm" svg:y2="10.218cm">
            <text:p/>
          </draw:line>
          <draw:path draw:style-name="gr11" draw:text-style-name="P5" draw:layer="layout" svg:width="0.224cm" svg:height="0.182cm" svg:x="6.336cm" svg:y="10.749cm" svg:viewBox="0 0 225 183" svg:d="M209 25c32 36 14 94-40 130-53 36-122 37-154 3-31-35-13-93 40-130 54-36 123-37 154-3z">
            <text:p/>
          </draw:path>
        </draw:g>
        <draw:g>
          <draw:line draw:style-name="gr25" draw:text-style-name="P8" draw:layer="layout" svg:x1="12.211cm" svg:y1="13.419cm" svg:x2="12.211cm" svg:y2="12.828cm">
            <text:p/>
          </draw:line>
          <draw:path draw:style-name="gr11" draw:text-style-name="P5" draw:layer="layout" svg:width="0.224cm" svg:height="0.182cm" svg:x="12.199cm" svg:y="12.704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12.625cm" svg:y1="13.501cm" svg:x2="12.625cm" svg:y2="12.91cm">
            <text:p/>
          </draw:line>
          <draw:path draw:style-name="gr11" draw:text-style-name="P5" draw:layer="layout" svg:width="0.224cm" svg:height="0.182cm" svg:x="12.613cm" svg:y="12.786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6.072cm" svg:y1="11.743cm" svg:x2="6.072cm" svg:y2="11.152cm">
            <text:p/>
          </draw:line>
          <draw:path draw:style-name="gr11" draw:text-style-name="P5" draw:layer="layout" svg:width="0.224cm" svg:height="0.182cm" svg:x="6.06cm" svg:y="11.028cm" svg:viewBox="0 0 225 183" svg:d="M209 25c32 35 14 93-39 130-54 36-123 37-154 3-32-36-13-94 39-130 54-36 123-37 154-3z">
            <text:p/>
          </draw:path>
        </draw:g>
        <draw:g>
          <draw:line draw:style-name="gr25" draw:text-style-name="P8" draw:layer="layout" svg:x1="6.32cm" svg:y1="11.832cm" svg:x2="6.32cm" svg:y2="11.241cm">
            <text:p/>
          </draw:line>
          <draw:path draw:style-name="gr11" draw:text-style-name="P5" draw:layer="layout" svg:width="0.224cm" svg:height="0.182cm" svg:x="6.308cm" svg:y="11.117cm" svg:viewBox="0 0 225 183" svg:d="M209 25c32 35 14 93-39 130-54 36-123 37-154 3-32-36-13-94 39-130 54-36 123-37 154-3z">
            <text:p/>
          </draw:path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Helvetica" svg:font-family="Helvetica"/>
    <style:font-face style:name="Helvetica1" svg:font-family="Helvetic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Noto Sans2" svg:font-family="'Noto Sans'" style:font-pitch="variable"/>
    <style:font-face style:name="STIX" svg:font-family="STIX" style:font-pitch="variable"/>
    <style:font-face style:name="STIX1" svg:font-family="STIX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5cm" fo:margin-bottom="6cm" fo:margin-left="7.8cm" fo:margin-right="7cm" fo:page-width="21.499cm" fo:page-height="27.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9" style:page-layout-name="PM0" draw:style-name="Mdp1"/>
    <style:master-page style:name="master-page37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3.0.3$Linux_X86_64 LibreOffice_project/30$Build-3</meta:generator>
    <dc:date>2022-03-02T20:44:17.147983446</dc:date>
    <meta:editing-duration>PT8M22S</meta:editing-duration>
    <meta:editing-cycles>4</meta:editing-cycles>
    <meta:document-statistic meta:object-count="570"/>
  </office:meta>
</office:document-meta>
</file>

<file path=META-INF/documentsignatures.xml><?xml version="1.0" encoding="utf-8"?>
<document-signatures xmlns="urn:oasis:names:tc:opendocument:xmlns:digitalsignature:1.0">
  <Signature xmlns="http://www.w3.org/2000/09/xmldsig#" Id="ID_00320049002c00dd005100f3004c0056008200b1002d00730015000000800024">
    <SignedInfo>
      <CanonicalizationMethod Algorithm="http://www.w3.org/TR/2001/REC-xml-c14n-20010315"/>
      <SignatureMethod Algorithm="http://www.w3.org/2001/04/xmldsig-more#rsa-sha512"/>
      <Reference URI="META-INF/manifest.xml">
        <Transforms>
          <Transform Algorithm="http://www.w3.org/TR/2001/REC-xml-c14n-20010315"/>
        </Transforms>
        <DigestMethod Algorithm="http://www.w3.org/2001/04/xmlenc#sha512"/>
        <DigestValue>FIquE4wtP9gbdv+l/qrkLI58x1YnzwBLx0VSLMUmappO+IQtO4dUc9qMx4PlKJGd
mpnJjqjDzRbnk3NsB3KXgw==</DigestValue>
      </Reference>
      <Reference URI="meta.xml">
        <Transforms>
          <Transform Algorithm="http://www.w3.org/TR/2001/REC-xml-c14n-20010315"/>
        </Transforms>
        <DigestMethod Algorithm="http://www.w3.org/2001/04/xmlenc#sha512"/>
        <DigestValue>+svIyNU+ZcQfakc2DdhJtk6SFzfSCHF+qZsGsoKd2QLBwZ5RvbgWrww2DbxQq88l
CV873xF1J6czsB43SIpILg==</DigestValue>
      </Reference>
      <Reference URI="mimetype">
        <DigestMethod Algorithm="http://www.w3.org/2001/04/xmlenc#sha512"/>
        <DigestValue>xFJNWK0byZowig+CEXhxXerLyzL2yup6Zy5fD4YqU44aBuOGQskUpp44G9k4jhvU
yR04lJ0Kw35YniEVT53TxQ==</DigestValue>
      </Reference>
      <Reference URI="styles.xml">
        <Transforms>
          <Transform Algorithm="http://www.w3.org/TR/2001/REC-xml-c14n-20010315"/>
        </Transforms>
        <DigestMethod Algorithm="http://www.w3.org/2001/04/xmlenc#sha512"/>
        <DigestValue>Gq6yyrLKOyFeeF5hWlnp/OxlhgKO16WQN3Fwu4lLqTMjNXMdolKpO729zO8vIQs6
yZs6MlpZS7jszWAbB/BelA==</DigestValue>
      </Reference>
      <Reference URI="Thumbnails/thumbnail.png">
        <DigestMethod Algorithm="http://www.w3.org/2001/04/xmlenc#sha512"/>
        <DigestValue>JyBXgbWSCsZrLo6BGAPsoLTUlkTylMboPiBWAHXFRl6+mMmv5UUqPMS56rj/ANyw
zYt7NVBHufinXrk/dq2k5w==</DigestValue>
      </Reference>
      <Reference URI="settings.xml">
        <Transforms>
          <Transform Algorithm="http://www.w3.org/TR/2001/REC-xml-c14n-20010315"/>
        </Transforms>
        <DigestMethod Algorithm="http://www.w3.org/2001/04/xmlenc#sha512"/>
        <DigestValue>sj+BAJ8+r96a47i1+G5Ty///gEcyvyA4ls0DcotSEwWuM8R2dubRGguhA9Vmwwu6
PkSKvyYL5d49CtLW+jk61w==</DigestValue>
      </Reference>
      <Reference URI="content.xml">
        <Transforms>
          <Transform Algorithm="http://www.w3.org/TR/2001/REC-xml-c14n-20010315"/>
        </Transforms>
        <DigestMethod Algorithm="http://www.w3.org/2001/04/xmlenc#sha512"/>
        <DigestValue>75eED+b9FdVA1Cn8PMyKgx+YFR6Yw+YOdI5wEG7M7omB9feGmXxuI1a4bUgFhQMF
Xdgh9bJT2QB05+TrTVjlWw==</DigestValue>
      </Reference>
      <Reference URI="#ID_00ea005700ce006c007100e2004f00c400ad004f00ed0040008a00a600ae00d7">
        <DigestMethod Algorithm="http://www.w3.org/2001/04/xmlenc#sha512"/>
        <DigestValue>1xaczLPIgnXvRbaQcBYGSYX0hHqQCF7WW6RCk5DJcl4URyGEn6pAixUIUHI84DUN
lOcpU7YoznG2Z0sUQAuHYQ==</DigestValue>
      </Reference>
      <Reference URI="#idSignedProperties_ID_00320049002c00dd005100f3004c0056008200b1002d00730015000000800024" Type="http://uri.etsi.org/01903#SignedProperties">
        <DigestMethod Algorithm="http://www.w3.org/2001/04/xmlenc#sha512"/>
        <DigestValue>lZJkEbAaP1jX5GF9l/hLKuqjefqDkqTUEhHU1NtdT0xiC/oQsptB0T4cd1MR9oDz
eQqI70eEspY6TB0Qmpdhgw==</DigestValue>
      </Reference>
    </SignedInfo>
    <SignatureValue>iQGzBAABCAAdFiEEeroOr0dzJZW8bXBaK+Pgotj5j6UFAmIfZqkACgkQK+Pgotj5j6VIdwwApJ2L1nw
dTHzKpQwN7FVVDitLTc2OcVMqO16ejqi0/VmiWoYjNSitywHW0PnZb8kujqd3jrGKvV0pDc9BMa3MWL
S9aLCcLSVQUkKxDjV6HztF0j0aSjP4cXnMbS6xeY+cIQFLt0giGbxprFZL5NuFsNbPNcXN+fzhxPzYH
eJLTU07Uh1SMk1dCtn9WklATEJmQQbwgHdiJd/bYOmCtGSgnjltPCJslAVNMezDwUbNyE8sprfeObGv
ANHVW5P3htPz7sCM0CBAXE7lOK+BMvAcFAGlJS+KaLDABNVBU0hPq30JCl/4pUzqBWRQlY6CvDdHm5/
99+92Uxj+qOEDLWedaG4oMTB+3FVCDgQIy6hOAh6XgT0HamEzj0tgLFcKQxSxH/Ezm3jghHxpen6o0V
3Zlk6JUNsJ/p67HWs7MKrWPosu9E+rGYnSke6Pw/FILfVfIaveaPzqHlCicO47ra+jwUTi7vYYXjFF7
vcm454tarf/JXlU5D5m60jczdpB2URA</SignatureValue>
    <KeyInfo>
      <PGPData xmlns:loext="urn:org:documentfoundation:names:experimental:office:xmlns:loext:1.0">
        <PGPKeyID>N0FCQTBFQUY0NzczMjU5NUJDNkQ3MDVBMkJFM0UwQTJEOEY5OEZBNQA=</PGPKeyID>
        <PGPKeyPacket>mQGNBGIB4C0BDACzQ85bBBqHY/qgqNDuX2/ni3MWEfyo5Fz8Ln0qVj11CHAD1Vi8M6zgwht8YG1qlllvo7YsuPsEHoCEguVuew76ePV44IZ9xtRWUVxlL9QwfEKhDe79Tfawpi072mM0TVdiBcUPbXXZWibSbfnorEK5y2b9Q51pHiOqoZjrhDyol4Lcp3kVNX32BI0cbz/uWwS8p1icCix+z88fx8+L9GOUQ4fPIaa0u/i6uYJ2M2drRvRasHqQIOTiy6FJ+UheTkdeHS7eqvWcnfK1SgXYrsmcskswU0mviW4tQp6RaKxFfs1Rh8bVPjMVHzrnkKYF3hfq+AGX1FclIsDNCIomHhDQBnF4kFSowl9w1uWaAbOdjkufPo6gzqox1LvCYPyyEqmF6irk8unsIibPkMsYNCT4PskmqhPDLq2T0zefFTxSzjuKNuSkL7Rqrn4to8qpU98ituS2pcxlSo6Kw5pl0RjW5LlClAzxBaxJz3XV+mx3GvJ8IkIqBkhLs9x8v1EfZG0AEQEAAbQrVHJldm9yIE5pY2hvbHMgPHRuaWNob2xzQHN0dWRlbnQuZGFsYXQub3JnPokB1AQTAQgAPhYhBHq6Dq9HcyWVvG1wWivj4KLY+Y+lBQJiAeAtAhsDBQkDwmcABQsJCAcCBhUKCQgLAgQWAgMBAh4BAheAAAoJECvj4KLY+Y+lIHsL/j763tuZPLidrGXSVerUXEDEq0AJgkAnyA9bb+cI5m4aA+KQMa6/enhL0pvRMuYs9SH6FJi4iqdpkMsMMkhssuyWgdo3OJOZ6xgK3jhIarHCGLVrq9awGHlsa/oW1M/uxPAn8RcnzAANrPFjDuPl97fGdiV0hsBMQi+JYkCTvZUOCgDgv5cNiB8h0SDy5P5A/BzT6LDFQicTWIGsLmzMVycwxT+FUA2JnCFSoDOUhCXSB8TYsvQSGXEBu+tSPoslVKKstIGMuYg6Qo4aab0eQzpBH2pLAhRlMeI8oc3rEVGdD8yI6L144hln9m8kzKdpPKHOu4e4BbtEM5jD/4s9TCU8+bSCW22i60GOI7i3x+YXajLxNsMp96VojQiIjkEE29EdPpmtRE8FiCXTb7Q60g2BDvMB0nXjjWhafhNX76s08cpLMiolE/yGV3tRkMrGXcTokUidUaERcack7a8nPEML8prc1MqLIc5v3SvzaJPal292Mv1hu2TPnfztSwo3hrkBjQRiAeAtAQwAud2UYvov8cXH2khizxXt7UDDbqeJiXn9YcuBHm0a9RGcfwZ8sXk9rj9zrz29Z/bHMqZy66cMtX8RcbsExJwnW+fFIIToBZ92mRbgpGjqcsWuvub/KfI2nI243h2hebAKDtFAXzHi7wzJJS1ldUYEzJSbB0SykDlVMpw8o54iWKmXiyoPmJtxZbjo3MLsL3jCTqGvGV7aFH3WVigw9bDTg6A9iRKRdKXDULixngs2rj8x3kobdB65q/T6S1cGuTgdqu9e8nz5gBj0Vsn1541UIUrMKKgM2nxNQwePblydDKRCZRL5n6Wx2dQzdMd6ZbvcXyes2M8MB+kBDLKe5ADkKXi0Nw4nAYbpYi795VBqr+PDqHrKT39insFaGHwycjreS04sSTe2Q7EGlYpG/e6W+gScqmhgEW9xVsBnw+/VQ5q5HHLrrTiC+FLnE5yLHtcYqZbpCZQmYU4MHxrExQNwK6eNN/KVx+Rx8RxOG+HV1dLCZEW9nQ/ZyEVD0TSSUS2vABEBAAGJAbwEGAEIACYWIQR6ug6vR3MllbxtcFor4+Ci2PmPpQUCYgHgLQIbDAUJA8JnAAAKCRAr4+Ci2PmPpa61C/4uI4335ssgDxiSx9NZ+dhKmaNCANYIRRQC5cCDumQ9T57N0ZeOFi+lpQtdCPF2Bs8EAAhdkRIYU24UhF6VlFUex6lMj/DmPmC49d/opTBZE+8x5JNKFtWsRUIxGYRGAiF9Rq4aWwGBZlpXIeRSVIqOW3ozsJA2wb9dwAyf6nHGm4KCmdDIMACRHIrsHlBoZjbTzexCU1EFXtPcPvXJk/DgsJFmoxPuvpBaKwjWTJsuj5ALFFNaK/YsZm1soSzTHmJ+vfWeFS+WUZ2gk64SXeym0pW6GXa/ord5GKqRJUOLI4NVTNAl++qYCKAeRUMedfPUhKjusc7EbZZhn+WmqRhnnaPCt+4gCOdGHte62JEUInKe82MLpMoXhFrbR6lvfasa9A1aLP7xVEgDaZxkZuf1eBxCAxDejK1tUkU7fp7DyIjFX0VWRZd+Q2TIjwWBNQCGKxoJEVFwAQS0P6GDTNmm9K5ysbR3CSKpaEAB+yXkAcLXKpdtoBB+RvuWeSdfcno=</PGPKeyPacket>
        <loext:PGPOwner>Trevor Nichols &lt;tnichols@student.dalat.org&gt;</loext:PGPOwner>
      </PGPData>
    </KeyInfo>
    <Object>
      <SignatureProperties>
        <SignatureProperty Id="ID_00ea005700ce006c007100e2004f00c400ad004f00ed0040008a00a600ae00d7" Target="#ID_00320049002c00dd005100f3004c0056008200b1002d00730015000000800024">
          <dc:date xmlns:dc="http://purl.org/dc/elements/1.1/">2022-03-02T20:44:25.618100938</dc:date>
        </SignatureProperty>
      </SignatureProperties>
    </Object>
    <Object xmlns:xd="http://uri.etsi.org/01903/v1.3.2#">
      <xd:QualifyingProperties Target="#ID_00320049002c00dd005100f3004c0056008200b1002d00730015000000800024">
        <xd:SignedProperties Id="idSignedProperties_ID_00320049002c00dd005100f3004c0056008200b1002d00730015000000800024">
          <xd:SignedSignatureProperties>
            <xd:SigningTime>2022-03-02T20:44:25.618100938</xd:SigningTime>
            <xd:SigningCertificate>
              <xd:Cert>
                <xd:CertDigest>
                  <DigestMethod Algorithm="http://www.w3.org/2001/04/xmlenc#sha256"/>
                  <DigestValue>N0FCQTBFQUY0NzczMjU5NUJDNkQ3MDVBMkJFM0UwQTJEOEY5OEZBNQA=</DigestValue>
                </xd:CertDigest>
                <xd:IssuerSerial>
                  <X509IssuerName/>
                  <X509SerialNumber/>
                </xd:IssuerSerial>
              </xd:Cert>
            </xd:SigningCertificate>
            <xd:SignaturePolicyIdentifier>
              <xd:SignaturePolicyImplied/>
            </xd:SignaturePolicyIdentifier>
          </xd:SignedSignatureProperties>
        </xd:SignedProperties>
        <xd:UnsignedProperties Id="idUnsignedProperties_ID_00320049002c00dd005100f3004c0056008200b1002d00730015000000800024">
          <xd:UnsignedSignatureProperties>
            <xd:CertificateValues/>
          </xd:UnsignedSignatureProperties>
        </xd:UnsignedProperties>
      </xd:QualifyingProperties>
    </Object>
  </Signature>
</document-signatures>
</file>